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rebuchet MS" svg:font-family="'Trebuchet MS'" style:font-family-generic="swiss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6929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3.5681in"/>
    </style:style>
    <style:style style:name="co5" style:family="table-column">
      <style:table-column-properties fo:break-before="auto" style:column-width="0.7972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135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552in" fo:break-before="auto" style:use-optimal-row-height="false"/>
    </style:style>
    <style:style style:name="ta1" style:family="table" style:master-page-name="PageStyle_5f_Class_20_list_20_1">
      <style:table-properties table:display="true" style:writing-mode="lr-tb"/>
    </style:style>
    <style:style style:name="ta2" style:family="table" style:master-page-name="PageStyle_5f_Class_20_list_20_2">
      <style:table-properties table:display="true" style:writing-mode="lr-tb"/>
    </style:style>
    <style:style style:name="ta3" style:family="table" style:master-page-name="PageStyle_5f_Class_20_list_20_3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c5c5c" style:text-outline="false" style:text-line-through-style="none" style:text-line-through-type="none" style:font-name="Trebuchet MS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74747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e9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border-right="0.74pt solid #a04b9d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d9d9d9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accent1" loext:color-type="theme"/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d9d9d9" style:direction="ltr" fo:border-right="0.74pt solid #a04b9d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3" style:family="table-cell" style:parent-style-name="Default">
      <style:table-cell-properties fo:background-color="#a04b9d" style:diagonal-bl-tr="none" style:diagonal-tl-br="none" style:text-align-source="fix" style:repeat-content="false" fo:wrap-option="wrap" fo:border="0.74pt solid #a04b9d" style:direction="ltr" style:rotation-angle="0" style:rotation-align="none" style:shrink-to-fit="false" style:vertical-align="middle" loext:vertical-justify="auto">
        <loext:border-bottom-complex-color loext:theme-type="accent1" loext:color-type="theme"/>
        <loext:background-complex-color loext:theme-type="accent1" loext:color-type="theme"/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4" style:family="table-cell" style:parent-style-name="Default">
      <style:table-cell-properties fo:border-bottom="0.74pt solid #dcb4da" fo:background-color="#eddaed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0.74pt solid #a04b9d" style:vertical-align="middle" loext:vertical-justify="auto">
        <loext:border-bottom-complex-color loext:theme-type="accent1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783876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1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8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2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21" style:family="table-cell" style:parent-style-name="Default">
      <style:table-cell-properties fo:border-bottom="0.74pt solid #a04b9d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22" style:family="table-cell" style:parent-style-name="Default">
      <style:table-cell-properties fo:border-bottom="0.74pt solid #a04b9d" fo:background-color="#a04b9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04b9d" style:vertical-align="middle" loext:vertical-justify="auto">
        <loext:border-bottom-complex-color loext:theme-type="accent1" loext:color-type="theme"/>
        <loext:background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3" style:family="table-cell" style:parent-style-name="Default">
      <style:table-cell-properties fo:border-bottom="0.74pt solid #dcb4da" fo:background-color="#eddaed" style:diagonal-bl-tr="none" style:diagonal-tl-br="none" style:text-align-source="fix" style:repeat-content="false" fo:wrap-option="wrap" fo:border-left="none" style:direction="ltr" fo:border-right="0.74pt solid #a04b9d" style:rotation-angle="0" style:rotation-align="none" style:shrink-to-fit="false" fo:border-top="0.74pt solid #a04b9d" style:vertical-align="middle" loext:vertical-justify="auto">
        <loext:border-bottom-complex-color loext:theme-type="accent1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783876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2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2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2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2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28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2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1" style:family="table-cell" style:parent-style-name="Default">
      <style:table-cell-properties fo:border-bottom="0.74pt solid #a04b9d" style:diagonal-bl-tr="none" style:diagonal-tl-br="none" style:text-align-source="fix" style:repeat-content="false" fo:wrap-option="wrap" fo:border-left="none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8" style:family="table-cell" style:parent-style-name="Default">
      <style:table-cell-properties fo:border-bottom="0.74pt solid #a04b9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39" style:family="table-cell" style:parent-style-name="Default">
      <style:table-cell-properties fo:border-bottom="0.74pt solid #a04b9d" fo:background-color="#a04b9d" style:diagonal-bl-tr="none" style:diagonal-tl-br="none" style:text-align-source="fix" style:repeat-content="false" fo:wrap-option="wrap" fo:border-left="none" style:direction="ltr" fo:border-right="0.74pt solid #a04b9d" style:rotation-angle="0" style:rotation-align="none" style:shrink-to-fit="false" fo:border-top="0.74pt solid #a04b9d" style:vertical-align="middle" loext:vertical-justify="auto">
        <loext:border-bottom-complex-color loext:theme-type="accent1" loext:color-type="theme"/>
        <loext:background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4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4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4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4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1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4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45" style:family="table-cell" style:parent-style-name="Default">
      <style:table-cell-properties fo:border-bottom="0.74pt solid #a04b9d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4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7" style:family="table-cell" style:parent-style-name="Default" style:data-style-name="N13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49" style:family="table-cell" style:parent-style-name="Default">
      <style:table-cell-properties fo:border-bottom="0.74pt solid #ec3c70" fo:background-color="#ec3c70" style:diagonal-bl-tr="none" style:diagonal-tl-br="none" style:text-align-source="fix" style:repeat-content="false" fo:wrap-option="wrap" fo:border-left="none" style:direction="ltr" fo:border-right="0.74pt solid #ec3c70" style:rotation-angle="0" style:rotation-align="none" style:shrink-to-fit="false" fo:border-top="0.74pt solid #ec3c70" style:vertical-align="middle" loext:vertical-justify="auto">
        <loext:border-bottom-complex-color loext:theme-type="accent5" loext:color-type="theme"/>
        <loext:background-complex-color loext:theme-type="accent5" loext:color-type="theme"/>
        <loext:border-right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50" style:family="table-cell" style:parent-style-name="Default">
      <style:table-cell-properties fo:border-bottom="0.74pt solid #f7b1c6" fo:background-color="#fbd8e2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0.74pt solid #ec3c70" style:vertical-align="middle" loext:vertical-justify="auto">
        <loext:border-bottom-complex-color loext:theme-type="accent5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1" loext:color-type="theme"/>
        <loext:border-right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in" style:writing-mode="page"/>
      <style:text-properties fo:color="#ca144a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5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5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5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5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5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5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5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1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56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accent5" loext:color-type="theme"/>
        <loext:border-left-complex-color loext:theme-type="accent1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57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58" style:family="table-cell" style:parent-style-name="Default">
      <style:table-cell-properties fo:border-bottom="0.74pt solid #ec3c70" fo:background-color="#ec3c7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c3c70" style:vertical-align="middle" loext:vertical-justify="auto">
        <loext:border-bottom-complex-color loext:theme-type="accent5" loext:color-type="theme"/>
        <loext:background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59" style:family="table-cell" style:parent-style-name="Default">
      <style:table-cell-properties fo:border-bottom="0.74pt solid #f7b1c6" fo:background-color="#fbd8e2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0.74pt solid #ec3c70" style:vertical-align="middle" loext:vertical-justify="auto">
        <loext:border-bottom-complex-color loext:theme-type="accent5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5" loext:color-type="theme"/>
        <loext:border-right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in" style:writing-mode="page"/>
      <style:text-properties fo:color="#ca144a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6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5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8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6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1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7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78" style:family="table-cell" style:parent-style-name="Default">
      <style:table-cell-properties fo:border-bottom="0.74pt solid #e77a17" fo:background-color="#ad5c11" style:diagonal-bl-tr="none" style:diagonal-tl-br="none" style:text-align-source="fix" style:repeat-content="false" fo:wrap-option="wrap" fo:border-left="none" style:direction="ltr" fo:border-right="0.74pt solid #e77a17" style:rotation-angle="0" style:rotation-align="none" style:shrink-to-fit="false" fo:border-top="0.74pt solid #e77a17" style:vertical-align="middle" loext:vertical-justify="auto">
        <loext:border-bottom-complex-color loext:theme-type="accent2" loext:color-type="theme"/>
        <loext:background-complex-color loext:theme-type="accent2" loext:color-type="theme">
          <loext:transformation loext:type="lummod" loext:value="7500"/>
        </loext:background-complex-color>
        <loext:border-right-complex-color loext:theme-type="accent2" loext:color-type="theme"/>
        <loext:border-top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79" style:family="table-cell" style:parent-style-name="Default">
      <style:table-cell-properties fo:border-bottom="0.74pt solid #f6caa2" fo:background-color="#fae4d0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0.74pt solid #e77a17" style:vertical-align="middle" loext:vertical-justify="auto">
        <loext:border-bottom-complex-color loext:theme-type="accent2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5" loext:color-type="theme"/>
        <loext:border-right-complex-color loext:theme-type="accent2" loext:color-type="theme"/>
        <loext:border-top-complex-color loext:theme-type="accent2" loext:color-type="theme"/>
      </style:table-cell-properties>
      <style:paragraph-properties fo:text-align="center" css3t:text-justify="auto" fo:margin-left="0in" style:writing-mode="page"/>
      <style:text-properties fo:color="#ad5c11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8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8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2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8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8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2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8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5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85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accent2" loext:color-type="theme"/>
        <loext:border-left-complex-color loext:theme-type="accent5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86" style:family="table-cell" style:parent-style-name="Default">
      <style:table-cell-properties fo:border-bottom="0.74pt solid #e77a17" fo:background-color="#ad5c1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7a17" style:vertical-align="middle" loext:vertical-justify="auto">
        <loext:border-bottom-complex-color loext:theme-type="accent2" loext:color-type="theme"/>
        <loext:background-complex-color loext:theme-type="accent2" loext:color-type="theme">
          <loext:transformation loext:type="lummod" loext:value="7500"/>
        </loext:background-complex-color>
        <loext:border-top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0.74pt solid #f6caa2" fo:background-color="#fae4d0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0.74pt solid #e77a17" style:vertical-align="middle" loext:vertical-justify="auto">
        <loext:border-bottom-complex-color loext:theme-type="accent2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2" loext:color-type="theme"/>
        <loext:border-right-complex-color loext:theme-type="accent2" loext:color-type="theme"/>
        <loext:border-top-complex-color loext:theme-type="accent2" loext:color-type="theme"/>
      </style:table-cell-properties>
      <style:paragraph-properties fo:text-align="center" css3t:text-justify="auto" fo:margin-left="0in" style:writing-mode="page"/>
      <style:text-properties fo:color="#ad5c11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88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8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3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4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8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9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00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0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0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0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0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0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06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07" style:family="table-cell" style:parent-style-name="Default" style:data-style-name="N13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08" style:family="table-cell" style:parent-style-name="Default">
      <style:table-cell-properties fo:border-bottom="0.74pt solid #69be51" fo:background-color="#4c9437" style:diagonal-bl-tr="none" style:diagonal-tl-br="none" style:text-align-source="fix" style:repeat-content="false" fo:wrap-option="wrap" fo:border-left="0.74pt solid #e77a17" style:direction="ltr" fo:border-right="none" style:rotation-angle="0" style:rotation-align="none" style:shrink-to-fit="false" fo:border-top="0.74pt solid #69be51" style:vertical-align="middle" loext:vertical-justify="auto">
        <loext:border-bottom-complex-color loext:theme-type="accent6" loext:color-type="theme"/>
        <loext:background-complex-color loext:theme-type="accent6" loext:color-type="theme">
          <loext:transformation loext:type="lummod" loext:value="7500"/>
        </loext:background-complex-color>
        <loext:border-left-complex-color loext:theme-type="accent2" loext:color-type="theme"/>
        <loext:border-top-complex-color loext:theme-type="accent6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09" style:family="table-cell" style:parent-style-name="Default">
      <style:table-cell-properties fo:border-bottom="0.74pt solid #c3e5b9" fo:background-color="#e1f2dc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0.74pt solid #69be51" style:vertical-align="middle" loext:vertical-justify="auto">
        <loext:border-bottom-complex-color loext:theme-type="accent6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2" loext:color-type="theme"/>
        <loext:border-right-complex-color loext:theme-type="accent6" loext:color-type="theme"/>
        <loext:border-top-complex-color loext:theme-type="accent6" loext:color-type="theme"/>
      </style:table-cell-properties>
      <style:paragraph-properties fo:text-align="center" css3t:text-justify="auto" fo:margin-left="0in" style:writing-mode="page"/>
      <style:text-properties fo:color="#4c9437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11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1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6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1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1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6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1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2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15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accent6" loext:color-type="theme"/>
        <loext:border-left-complex-color loext:theme-type="accent2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1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17" style:family="table-cell" style:parent-style-name="Default">
      <style:table-cell-properties fo:border-bottom="0.74pt solid #69be51" fo:background-color="#4c943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9be51" style:vertical-align="middle" loext:vertical-justify="auto">
        <loext:border-bottom-complex-color loext:theme-type="accent6" loext:color-type="theme"/>
        <loext:background-complex-color loext:theme-type="accent6" loext:color-type="theme">
          <loext:transformation loext:type="lummod" loext:value="7500"/>
        </loext:background-complex-color>
        <loext:border-top-complex-color loext:theme-type="accent6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18" style:family="table-cell" style:parent-style-name="Default">
      <style:table-cell-properties fo:border-bottom="0.74pt solid #c3e5b9" fo:background-color="#e1f2dc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0.74pt solid #69be51" style:vertical-align="middle" loext:vertical-justify="auto">
        <loext:border-bottom-complex-color loext:theme-type="accent6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6" loext:color-type="theme"/>
        <loext:border-right-complex-color loext:theme-type="accent6" loext:color-type="theme"/>
        <loext:border-top-complex-color loext:theme-type="accent6" loext:color-type="theme"/>
      </style:table-cell-properties>
      <style:paragraph-properties fo:text-align="center" css3t:text-justify="auto" fo:margin-left="0in" style:writing-mode="page"/>
      <style:text-properties fo:color="#4c9437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11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4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8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2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30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3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3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3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3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3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36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37" style:family="table-cell" style:parent-style-name="Default">
      <style:table-cell-properties fo:border-bottom="0.74pt solid #2f85e3" fo:background-color="#2f85e3" style:diagonal-bl-tr="none" style:diagonal-tl-br="none" style:text-align-source="fix" style:repeat-content="false" fo:wrap-option="wrap" fo:border-left="none" style:direction="ltr" fo:border-right="0.74pt solid #2f85e3" style:rotation-angle="0" style:rotation-align="none" style:shrink-to-fit="false" fo:border-top="0.74pt solid #2f85e3" style:vertical-align="middle" loext:vertical-justify="auto">
        <loext:border-bottom-complex-color loext:theme-type="accent4" loext:color-type="theme"/>
        <loext:background-complex-color loext:theme-type="accent4" loext:color-type="theme"/>
        <loext:border-right-complex-color loext:theme-type="accent4" loext:color-type="theme"/>
        <loext:border-top-complex-color loext:theme-type="accent4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38" style:family="table-cell" style:parent-style-name="Default">
      <style:table-cell-properties fo:border-bottom="0.74pt solid #accef4" fo:background-color="#d5e7f9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0.74pt solid #2f85e3" style:vertical-align="middle" loext:vertical-justify="auto">
        <loext:border-bottom-complex-color loext:theme-type="accent4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6" loext:color-type="theme"/>
        <loext:border-right-complex-color loext:theme-type="accent4" loext:color-type="theme"/>
        <loext:border-top-complex-color loext:theme-type="accent4" loext:color-type="theme"/>
      </style:table-cell-properties>
      <style:paragraph-properties fo:text-align="center" css3t:text-justify="auto" fo:margin-left="0in" style:writing-mode="page"/>
      <style:text-properties fo:color="#1863b5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13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4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4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4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4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4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4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6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44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accent4" loext:color-type="theme"/>
        <loext:border-left-complex-color loext:theme-type="accent6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45" style:family="table-cell" style:parent-style-name="Default">
      <style:table-cell-properties fo:border-bottom="0.74pt solid #2f85e3" fo:background-color="#2f85e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2f85e3" style:vertical-align="middle" loext:vertical-justify="auto">
        <loext:border-bottom-complex-color loext:theme-type="accent4" loext:color-type="theme"/>
        <loext:background-complex-color loext:theme-type="accent4" loext:color-type="theme"/>
        <loext:border-top-complex-color loext:theme-type="accent4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46" style:family="table-cell" style:parent-style-name="Default">
      <style:table-cell-properties fo:border-bottom="0.74pt solid #accef4" fo:background-color="#d5e7f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0.74pt solid #2f85e3" style:vertical-align="middle" loext:vertical-justify="auto">
        <loext:border-bottom-complex-color loext:theme-type="accent4" loext:color-type="theme">
          <loext:transformation loext:type="lummod" loext:value="4000"/>
          <loext:transformation loext:type="lumoff" loext:value="5999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4" loext:color-type="theme"/>
        <loext:border-right-complex-color loext:theme-type="accent4" loext:color-type="theme"/>
        <loext:border-top-complex-color loext:theme-type="accent4" loext:color-type="theme"/>
      </style:table-cell-properties>
      <style:paragraph-properties fo:text-align="center" css3t:text-justify="auto" fo:margin-left="0in" style:writing-mode="page"/>
      <style:text-properties fo:color="#1863b5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14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48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4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2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4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7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8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5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6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6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6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63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64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6" style:base-cell-address="'Class list 1'.C9"/>
      <style:map style:condition="cell-content()=&quot;✖&quot;" style:apply-style-name="ConditionalStyle_5f_5" style:base-cell-address="'Class list 1'.C9"/>
    </style:style>
    <style:style style:name="ce1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474747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67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69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wrap" fo:border-left="0.74pt solid #2f85e3" style:direction="ltr" fo:border-right="0.74pt solid #d9d9d9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light1" loext:color-type="theme">
          <loext:transformation loext:type="lummod" loext:value="9500"/>
        </loext:background-complex-color>
        <loext:border-left-complex-color loext:theme-type="accent4" loext:color-type="theme"/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7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d9d9d9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7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2f85e3" style:direction="ltr" fo:border-right="0.74pt solid #d9d9d9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left-complex-color loext:theme-type="accent4" loext:color-type="theme"/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74747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e1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e17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c5c5c" style:text-outline="false" style:text-line-through-style="none" style:text-line-through-type="none" style:font-name="Trebuchet MS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c5c5c" style:text-outline="false" style:text-line-through-style="none" style:text-line-through-type="none" style:font-name="Trebuchet MS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c5c5c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78" style:family="table-cell" style:parent-style-name="Default" style:data-style-name="N33">
      <style:table-cell-properties fo:border-bottom="0.74pt solid #ffffff" fo:background-color="#5c5c5c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ce179" style:family="table-cell" style:parent-style-name="Default">
      <style:table-cell-properties fo:border-bottom="0.74pt solid #ffffff" fo:background-color="#f2f2f2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light1" loext:color-type="theme">
          <loext:transformation loext:type="lummod" loext:value="9500"/>
        </loext:background-complex-color>
        <loext:border-right-complex-color loext:theme-type="light1" loext:color-type="theme"/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80" style:family="table-cell" style:parent-style-name="Default">
      <style:table-cell-properties fo:border-bottom="0.74pt solid #ffffff" fo:background-color="#f2f2f2" style:diagonal-bl-tr="none" style:diagonal-tl-br="none" style:text-align-source="fix" style:repeat-content="false" fo:wrap-option="wrap" fo:border-left="0.74pt solid #d9d9d9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/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81" style:family="table-cell" style:parent-style-name="Default">
      <style:table-cell-properties fo:border-bottom="0.74pt solid #ffffff" fo:background-color="#f2f2f2" style:diagonal-bl-tr="none" style:diagonal-tl-br="none" style:text-align-source="fix" style:repeat-content="false" fo:wrap-option="wrap" fo:border-left="0.74pt solid #d9d9d9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/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/>
        <loext:border-top-complex-color loext:theme-type="light1" loext:color-type="theme"/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82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>
          <loext:transformation loext:type="lummod" loext:value="8500"/>
        </loext:border-left-complex-color>
        <loext:border-right-complex-color loext:theme-type="light1" loext:color-type="theme"/>
        <loext:border-top-complex-color loext:theme-type="light1" loext:color-type="theme"/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18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a04b9d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1" loext:color-type="theme"/>
      </style:text-properties>
    </style:style>
    <style:style style:name="ce184" style:family="table-cell" style:parent-style-name="Default">
      <style:table-cell-properties fo:border-bottom="0.74pt solid #ffffff" fo:background-color="#a04b9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85" style:family="table-cell" style:parent-style-name="Default">
      <style:table-cell-properties fo:border-bottom="0.74pt solid #ffffff" fo:background-color="#eddaed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86" style:family="table-cell" style:parent-style-name="Default">
      <style:table-cell-properties fo:border-bottom="0.74pt solid #ffffff" fo:background-color="#eddaed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87" style:family="table-cell" style:parent-style-name="Default">
      <style:table-cell-properties fo:border-bottom="0.74pt solid #d9d9d9" fo:background-color="#eddaed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8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a04b9d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1" loext:color-type="theme"/>
      </style:text-properties>
    </style:style>
    <style:style style:name="ce189" style:family="table-cell" style:parent-style-name="Default">
      <style:table-cell-properties fo:border-bottom="0.74pt solid #ffffff" fo:background-color="#a04b9d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1" loext:color-type="theme"/>
        <loext:border-left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90" style:family="table-cell" style:parent-style-name="Default">
      <style:table-cell-properties fo:border-bottom="0.74pt solid #ffffff" fo:background-color="#eddaed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91" style:family="table-cell" style:parent-style-name="Default">
      <style:table-cell-properties fo:background-color="#eddaed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92" style:family="table-cell" style:parent-style-name="Default">
      <style:table-cell-properties fo:border-bottom="0.74pt solid #d9d9d9" fo:background-color="#eddaed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93" style:family="table-cell" style:parent-style-name="Default">
      <style:table-cell-properties fo:border-bottom="0.74pt solid #ffffff" fo:background-color="#eddaed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94" style:family="table-cell" style:parent-style-name="Default">
      <style:table-cell-properties fo:background-color="#eddaed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95" style:family="table-cell" style:parent-style-name="Default">
      <style:table-cell-properties fo:border-bottom="0.74pt solid #d9d9d9" fo:background-color="#eddaed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96" style:family="table-cell" style:parent-style-name="Default">
      <style:table-cell-properties fo:border-bottom="0.74pt solid #ffffff" fo:background-color="#a04b9d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1" loext:color-type="theme"/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97" style:family="table-cell" style:parent-style-name="Default">
      <style:table-cell-properties fo:border-bottom="0.74pt solid #ffffff" fo:background-color="#eddaed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98" style:family="table-cell" style:parent-style-name="Default">
      <style:table-cell-properties fo:background-color="#eddaed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199" style:family="table-cell" style:parent-style-name="Default">
      <style:table-cell-properties fo:border-bottom="0.74pt solid #d9d9d9" fo:background-color="#eddaed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0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ec3c7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5" loext:color-type="theme"/>
      </style:text-properties>
    </style:style>
    <style:style style:name="ce201" style:family="table-cell" style:parent-style-name="Default">
      <style:table-cell-properties fo:border-bottom="0.74pt solid #ffffff" fo:background-color="#ec3c7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5" loext:color-type="theme"/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02" style:family="table-cell" style:parent-style-name="Default">
      <style:table-cell-properties fo:border-bottom="0.74pt solid #ffffff" fo:background-color="#fbd8e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03" style:family="table-cell" style:parent-style-name="Default">
      <style:table-cell-properties fo:background-color="#fbd8e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04" style:family="table-cell" style:parent-style-name="Default">
      <style:table-cell-properties fo:border-bottom="0.74pt solid #d9d9d9" fo:background-color="#fbd8e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0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ec3c7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5" loext:color-type="theme"/>
      </style:text-properties>
    </style:style>
    <style:style style:name="ce206" style:family="table-cell" style:parent-style-name="Default">
      <style:table-cell-properties fo:border-bottom="0.74pt solid #ffffff" fo:background-color="#fbd8e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07" style:family="table-cell" style:parent-style-name="Default">
      <style:table-cell-properties fo:background-color="#fbd8e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08" style:family="table-cell" style:parent-style-name="Default">
      <style:table-cell-properties fo:border-bottom="0.74pt solid #d9d9d9" fo:background-color="#fbd8e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09" style:family="table-cell" style:parent-style-name="Default">
      <style:table-cell-properties fo:border-bottom="0.74pt solid #ffffff" fo:background-color="#fbd8e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10" style:family="table-cell" style:parent-style-name="Default">
      <style:table-cell-properties fo:background-color="#fbd8e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11" style:family="table-cell" style:parent-style-name="Default">
      <style:table-cell-properties fo:border-bottom="0.74pt solid #d9d9d9" fo:background-color="#fbd8e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12" style:family="table-cell" style:parent-style-name="Default">
      <style:table-cell-properties fo:border-bottom="0.74pt solid #ffffff" fo:background-color="#ec3c7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13" style:family="table-cell" style:parent-style-name="Default">
      <style:table-cell-properties fo:border-bottom="0.74pt solid #ffffff" fo:background-color="#fbd8e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14" style:family="table-cell" style:parent-style-name="Default">
      <style:table-cell-properties fo:background-color="#fbd8e2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15" style:family="table-cell" style:parent-style-name="Default">
      <style:table-cell-properties fo:border-bottom="0.74pt solid #d9d9d9" fo:background-color="#fbd8e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1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ad5c11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217" style:family="table-cell" style:parent-style-name="Default">
      <style:table-cell-properties fo:border-bottom="0.74pt solid #ffffff" fo:background-color="#ad5c11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7500"/>
        </loext:background-complex-color>
        <loext:border-left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18" style:family="table-cell" style:parent-style-name="Default">
      <style:table-cell-properties fo:border-bottom="0.74pt solid #ffffff" fo:background-color="#fae4d0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19" style:family="table-cell" style:parent-style-name="Default">
      <style:table-cell-properties fo:background-color="#fae4d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20" style:family="table-cell" style:parent-style-name="Default">
      <style:table-cell-properties fo:border-bottom="0.74pt solid #d9d9d9" fo:background-color="#fae4d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ad5c11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222" style:family="table-cell" style:parent-style-name="Default">
      <style:table-cell-properties fo:border-bottom="0.74pt solid #ffffff" fo:background-color="#ad5c1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7500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23" style:family="table-cell" style:parent-style-name="Default">
      <style:table-cell-properties fo:border-bottom="0.74pt solid #ffffff" fo:background-color="#fae4d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24" style:family="table-cell" style:parent-style-name="Default">
      <style:table-cell-properties fo:background-color="#fae4d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25" style:family="table-cell" style:parent-style-name="Default">
      <style:table-cell-properties fo:border-bottom="0.74pt solid #d9d9d9" fo:background-color="#fae4d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26" style:family="table-cell" style:parent-style-name="Default">
      <style:table-cell-properties fo:border-bottom="0.74pt solid #ffffff" fo:background-color="#fae4d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27" style:family="table-cell" style:parent-style-name="Default">
      <style:table-cell-properties fo:background-color="#fae4d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28" style:family="table-cell" style:parent-style-name="Default">
      <style:table-cell-properties fo:border-bottom="0.74pt solid #d9d9d9" fo:background-color="#fae4d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29" style:family="table-cell" style:parent-style-name="Default">
      <style:table-cell-properties fo:border-bottom="0.74pt solid #ffffff" fo:background-color="#fae4d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30" style:family="table-cell" style:parent-style-name="Default">
      <style:table-cell-properties fo:background-color="#fae4d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31" style:family="table-cell" style:parent-style-name="Default">
      <style:table-cell-properties fo:border-bottom="0.74pt solid #d9d9d9" fo:background-color="#fae4d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3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4c9437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234" style:family="table-cell" style:parent-style-name="Default">
      <style:table-cell-properties fo:border-bottom="0.74pt solid #ffffff" fo:background-color="#4c9437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7500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35" style:family="table-cell" style:parent-style-name="Default">
      <style:table-cell-properties fo:border-bottom="0.74pt solid #ffffff" fo:background-color="#e1f2d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36" style:family="table-cell" style:parent-style-name="Default">
      <style:table-cell-properties fo:background-color="#e1f2dc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37" style:family="table-cell" style:parent-style-name="Default">
      <style:table-cell-properties fo:border-bottom="0.74pt solid #d9d9d9" fo:background-color="#e1f2d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3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4c9437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239" style:family="table-cell" style:parent-style-name="Default">
      <style:table-cell-properties fo:border-bottom="0.74pt solid #ffffff" fo:background-color="#e1f2d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0" style:family="table-cell" style:parent-style-name="Default">
      <style:table-cell-properties fo:background-color="#e1f2dc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1" style:family="table-cell" style:parent-style-name="Default">
      <style:table-cell-properties fo:border-bottom="0.74pt solid #d9d9d9" fo:background-color="#e1f2d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2" style:family="table-cell" style:parent-style-name="Default">
      <style:table-cell-properties fo:border-bottom="0.74pt solid #ffffff" fo:background-color="#e1f2d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3" style:family="table-cell" style:parent-style-name="Default">
      <style:table-cell-properties fo:background-color="#e1f2dc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4" style:family="table-cell" style:parent-style-name="Default">
      <style:table-cell-properties fo:border-bottom="0.74pt solid #d9d9d9" fo:background-color="#e1f2d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5" style:family="table-cell" style:parent-style-name="Default">
      <style:table-cell-properties fo:border-bottom="0.74pt solid #ffffff" fo:background-color="#e1f2d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6" style:family="table-cell" style:parent-style-name="Default">
      <style:table-cell-properties fo:background-color="#e1f2dc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7" style:family="table-cell" style:parent-style-name="Default">
      <style:table-cell-properties fo:border-bottom="0.74pt solid #d9d9d9" fo:background-color="#e1f2d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2f85e3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4" loext:color-type="theme"/>
      </style:text-properties>
    </style:style>
    <style:style style:name="ce249" style:family="table-cell" style:parent-style-name="Default">
      <style:table-cell-properties fo:border-bottom="0.74pt solid #ffffff" fo:background-color="#2f85e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4" loext:color-type="theme"/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50" style:family="table-cell" style:parent-style-name="Default">
      <style:table-cell-properties fo:border-bottom="0.74pt solid #ffffff" fo:background-color="#d5e7f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51" style:family="table-cell" style:parent-style-name="Default">
      <style:table-cell-properties fo:background-color="#d5e7f9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52" style:family="table-cell" style:parent-style-name="Default">
      <style:table-cell-properties fo:border-bottom="0.74pt solid #d9d9d9" fo:background-color="#d5e7f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5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2f85e3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4" loext:color-type="theme"/>
      </style:text-properties>
    </style:style>
    <style:style style:name="ce254" style:family="table-cell" style:parent-style-name="Default">
      <style:table-cell-properties fo:border-bottom="0.74pt solid #ffffff" fo:background-color="#d5e7f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55" style:family="table-cell" style:parent-style-name="Default">
      <style:table-cell-properties fo:background-color="#d5e7f9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56" style:family="table-cell" style:parent-style-name="Default">
      <style:table-cell-properties fo:border-bottom="0.74pt solid #d9d9d9" fo:background-color="#d5e7f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57" style:family="table-cell" style:parent-style-name="Default">
      <style:table-cell-properties fo:border-bottom="0.74pt solid #ffffff" fo:background-color="#d5e7f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58" style:family="table-cell" style:parent-style-name="Default">
      <style:table-cell-properties fo:background-color="#d5e7f9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59" style:family="table-cell" style:parent-style-name="Default">
      <style:table-cell-properties fo:border-bottom="0.74pt solid #d9d9d9" fo:background-color="#d5e7f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60" style:family="table-cell" style:parent-style-name="Default">
      <style:table-cell-properties fo:border-bottom="0.74pt solid #ffffff" fo:background-color="#d5e7f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61" style:family="table-cell" style:parent-style-name="Default">
      <style:table-cell-properties fo:background-color="#d5e7f9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>
        <loext:border-bottom-complex-color loext:theme-type="light1" loext:color-type="theme"/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62" style:family="table-cell" style:parent-style-name="Default">
      <style:table-cell-properties fo:border-bottom="0.74pt solid #d9d9d9" fo:background-color="#d5e7f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4" style:base-cell-address="'Class list 2'.C7"/>
      <style:map style:condition="cell-content()=&quot;✖&quot;" style:apply-style-name="ConditionalStyle_5f_3" style:base-cell-address="'Class list 2'.C7"/>
    </style:style>
    <style:style style:name="ce263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64" style:family="table-cell" style:parent-style-name="Default">
      <style:table-cell-properties fo:border-bottom="0.74pt solid #ffffff" fo:background-color="#5c5c5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css3t:text-justify="auto" fo:margin-left="0in" style:writing-mode="page"/>
      <style:text-properties fo:color="#5c5c5c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6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66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8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67" style:family="table-cell" style:parent-style-name="Default">
      <style:table-cell-properties fo:background-color="#5c5c5c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68" style:family="table-cell" style:parent-style-name="Default">
      <style:table-cell-properties fo:background-color="#5c5c5c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0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69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6500"/>
        </loext:border-left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70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71" style:family="table-cell" style:parent-style-name="Default">
      <style:table-cell-properties fo:border-bottom="0.74pt solid #a6a6a6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0.74pt solid #bfbfbf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272" style:family="table-cell" style:parent-style-name="Default">
      <style:table-cell-properties fo:border-bottom="0.74pt solid #783876" fo:background-color="#783876" style:diagonal-bl-tr="none" style:diagonal-tl-br="none" style:text-align-source="fix" style:repeat-content="false" fo:wrap-option="wrap" fo:border-left="none" style:direction="ltr" fo:border-right="0.74pt solid #783876" style:rotation-angle="0" style:rotation-align="none" style:shrink-to-fit="false" fo:border-top="non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7500"/>
        </loext:background-complex-color>
        <loext:border-right-complex-color loext:theme-type="accent1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73" style:family="table-cell" style:parent-style-name="Default">
      <style:table-cell-properties fo:border-bottom="none" fo:background-color="#a04b9d" style:diagonal-bl-tr="none" style:diagonal-tl-br="none" style:text-align-source="fix" style:repeat-content="false" fo:wrap-option="wrap" fo:border-left="none" style:direction="ltr" fo:border-right="0.74pt solid #783876" style:rotation-angle="0" style:rotation-align="none" style:shrink-to-fit="false" fo:border-top="none" style:vertical-align="middle" loext:vertical-justify="auto">
        <loext:background-complex-color loext:theme-type="accent1" loext:color-type="theme"/>
        <loext:border-right-complex-color loext:theme-type="accent1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74" style:family="table-cell" style:parent-style-name="Default">
      <style:table-cell-properties fo:border-bottom="0.74pt solid #a04b9d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wrap" fo:border="0.74pt solid #a04b9d" style:direction="ltr" style:rotation-angle="0" style:rotation-align="none" style:shrink-to-fit="fals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76" style:family="table-cell" style:parent-style-name="Default">
      <style:table-cell-properties fo:border-bottom="0.74pt solid #783876" fo:background-color="#78387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1" loext:color-type="theme">
          <loext:transformation loext:type="lummod" loext:value="7500"/>
        </loext:border-bottom-complex-color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77" style:family="table-cell" style:parent-style-name="Default">
      <style:table-cell-properties fo:border-bottom="none" fo:background-color="#a04b9d" style:diagonal-bl-tr="none" style:diagonal-tl-br="none" style:text-align-source="fix" style:repeat-content="false" fo:wrap-option="wrap" fo:border-left="0.74pt solid #783876" style:direction="ltr" fo:border-right="0.74pt solid #783876" style:rotation-angle="0" style:rotation-align="none" style:shrink-to-fit="false" fo:border-top="none" style:vertical-align="middle" loext:vertical-justify="auto">
        <loext:background-complex-color loext:theme-type="accent1" loext:color-type="theme"/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78" style:family="table-cell" style:parent-style-name="Default">
      <style:table-cell-properties fo:border-bottom="0.74pt solid #a04b9d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wrap" fo:border="0.74pt solid #a04b9d" style:direction="ltr" style:rotation-angle="0" style:rotation-align="none" style:shrink-to-fit="fals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80" style:family="table-cell" style:parent-style-name="Default">
      <style:table-cell-properties fo:border-bottom="0.74pt solid #a04b9d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wrap" fo:border="0.74pt solid #a04b9d" style:direction="ltr" style:rotation-angle="0" style:rotation-align="none" style:shrink-to-fit="fals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82" style:family="table-cell" style:parent-style-name="Default">
      <style:table-cell-properties fo:border-bottom="none" fo:background-color="#a04b9d" style:diagonal-bl-tr="none" style:diagonal-tl-br="none" style:text-align-source="fix" style:repeat-content="false" fo:wrap-option="wrap" fo:border-left="0.74pt solid #783876" style:direction="ltr" fo:border-right="0.74pt solid #a04b9d" style:rotation-angle="0" style:rotation-align="none" style:shrink-to-fit="false" fo:border-top="none" style:vertical-align="middle" loext:vertical-justify="auto">
        <loext:background-complex-color loext:theme-type="accent1" loext:color-type="theme"/>
        <loext:border-left-complex-color loext:theme-type="accent1" loext:color-type="theme">
          <loext:transformation loext:type="lummod" loext:value="7500"/>
        </loext:border-left-complex-color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83" style:family="table-cell" style:parent-style-name="Default">
      <style:table-cell-properties fo:border-bottom="0.74pt solid #a04b9d" style:diagonal-bl-tr="none" style:diagonal-tl-br="none" style:text-align-source="fix" style:repeat-content="false" fo:wrap-option="wrap" fo:border-left="0.74pt solid #a04b9d" style:direction="ltr" fo:border-right="0.74pt solid #a04b9d" style:rotation-angle="0" style:rotation-align="none" style:shrink-to-fit="false" fo:border-top="non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wrap" fo:border="0.74pt solid #a04b9d" style:direction="ltr" style:rotation-angle="0" style:rotation-align="none" style:shrink-to-fit="false" style:vertical-align="middle" loext:vertical-justify="auto">
        <loext:border-bottom-complex-color loext:theme-type="accent1" loext:color-type="theme"/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85" style:family="table-cell" style:parent-style-name="Default">
      <style:table-cell-properties fo:border-bottom="0.74pt solid #ca144a" fo:background-color="#ca144a" style:diagonal-bl-tr="none" style:diagonal-tl-br="none" style:text-align-source="fix" style:repeat-content="false" fo:wrap-option="wrap" fo:border-left="0.74pt solid #783876" style:direction="ltr" fo:border-right="0.74pt solid #ca144a" style:rotation-angle="0" style:rotation-align="none" style:shrink-to-fit="false" fo:border-top="none" style:vertical-align="middle" loext:vertical-justify="auto">
        <loext:border-bottom-complex-color loext:theme-type="accent5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7500"/>
        </loext:background-complex-color>
        <loext:border-left-complex-color loext:theme-type="accent1" loext:color-type="theme">
          <loext:transformation loext:type="lummod" loext:value="7500"/>
        </loext:border-left-complex-color>
        <loext:border-right-complex-color loext:theme-type="accent5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86" style:family="table-cell" style:parent-style-name="Default">
      <style:table-cell-properties fo:border-bottom="none" fo:background-color="#ec3c70" style:diagonal-bl-tr="none" style:diagonal-tl-br="none" style:text-align-source="fix" style:repeat-content="false" fo:wrap-option="wrap" fo:border-left="none" style:direction="ltr" fo:border-right="0.74pt solid #ca144a" style:rotation-angle="0" style:rotation-align="none" style:shrink-to-fit="false" fo:border-top="none" style:vertical-align="middle" loext:vertical-justify="auto">
        <loext:background-complex-color loext:theme-type="accent5" loext:color-type="theme"/>
        <loext:border-right-complex-color loext:theme-type="accent5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87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accent5" loext:color-type="theme"/>
        <loext:border-left-complex-color loext:theme-type="accent1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88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a04b9d" style:direction="ltr" fo:border-right="0.74pt solid #ec3c70" style:rotation-angle="0" style:rotation-align="none" style:shrink-to-fit="false" fo:border-top="0.74pt solid #ec3c70" style:vertical-align="middle" loext:vertical-justify="auto">
        <loext:border-bottom-complex-color loext:theme-type="accent5" loext:color-type="theme"/>
        <loext:border-left-complex-color loext:theme-type="accent1" loext:color-type="theme"/>
        <loext:border-right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89" style:family="table-cell" style:parent-style-name="Default">
      <style:table-cell-properties fo:border-bottom="0.74pt solid #ca144a" fo:background-color="#ca144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5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90" style:family="table-cell" style:parent-style-name="Default">
      <style:table-cell-properties fo:border-bottom="none" fo:background-color="#ec3c70" style:diagonal-bl-tr="none" style:diagonal-tl-br="none" style:text-align-source="fix" style:repeat-content="false" fo:wrap-option="wrap" fo:border-left="0.74pt solid #ca144a" style:direction="ltr" fo:border-right="0.74pt solid #ca144a" style:rotation-angle="0" style:rotation-align="none" style:shrink-to-fit="false" fo:border-top="none" style:vertical-align="middle" loext:vertical-justify="auto">
        <loext:background-complex-color loext:theme-type="accent5" loext:color-type="theme"/>
        <loext:border-left-complex-color loext:theme-type="accent5" loext:color-type="theme">
          <loext:transformation loext:type="lummod" loext:value="7500"/>
        </loext:border-left-complex-color>
        <loext:border-right-complex-color loext:theme-type="accent5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91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wrap" fo:border="0.74pt solid #ec3c70" style:direction="ltr" style:rotation-angle="0" style:rotation-align="none" style:shrink-to-fit="fals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93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wrap" fo:border="0.74pt solid #ec3c70" style:direction="ltr" style:rotation-angle="0" style:rotation-align="none" style:shrink-to-fit="fals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95" style:family="table-cell" style:parent-style-name="Default">
      <style:table-cell-properties fo:border-bottom="0.74pt solid #ca144a" fo:background-color="#ca144a" style:diagonal-bl-tr="none" style:diagonal-tl-br="none" style:text-align-source="fix" style:repeat-content="false" fo:wrap-option="wrap" fo:border-left="none" style:direction="ltr" fo:border-right="0.74pt solid #ca144a" style:rotation-angle="0" style:rotation-align="none" style:shrink-to-fit="false" fo:border-top="none" style:vertical-align="middle" loext:vertical-justify="auto">
        <loext:border-bottom-complex-color loext:theme-type="accent5" loext:color-type="theme">
          <loext:transformation loext:type="lummod" loext:value="7500"/>
        </loext:border-bottom-complex-color>
        <loext:background-complex-color loext:theme-type="accent5" loext:color-type="theme">
          <loext:transformation loext:type="lummod" loext:value="7500"/>
        </loext:background-complex-color>
        <loext:border-right-complex-color loext:theme-type="accent5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96" style:family="table-cell" style:parent-style-name="Default">
      <style:table-cell-properties fo:border-bottom="none" fo:background-color="#ec3c70" style:diagonal-bl-tr="none" style:diagonal-tl-br="none" style:text-align-source="fix" style:repeat-content="false" fo:wrap-option="wrap" fo:border-left="0.74pt solid #ca144a" style:direction="ltr" fo:border-right="0.74pt solid #ec3c70" style:rotation-angle="0" style:rotation-align="none" style:shrink-to-fit="false" fo:border-top="none" style:vertical-align="middle" loext:vertical-justify="auto">
        <loext:background-complex-color loext:theme-type="accent5" loext:color-type="theme"/>
        <loext:border-left-complex-color loext:theme-type="accent5" loext:color-type="theme">
          <loext:transformation loext:type="lummod" loext:value="7500"/>
        </loext:border-left-complex-color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297" style:family="table-cell" style:parent-style-name="Default">
      <style:table-cell-properties fo:border-bottom="0.74pt solid #ec3c70" style:diagonal-bl-tr="none" style:diagonal-tl-br="none" style:text-align-source="fix" style:repeat-content="false" fo:wrap-option="wrap" fo:border-left="0.74pt solid #ec3c70" style:direction="ltr" fo:border-right="0.74pt solid #ec3c70" style:rotation-angle="0" style:rotation-align="none" style:shrink-to-fit="false" fo:border-top="non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wrap" fo:border="0.74pt solid #ec3c70" style:direction="ltr" style:rotation-angle="0" style:rotation-align="none" style:shrink-to-fit="false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299" style:family="table-cell" style:parent-style-name="Default">
      <style:table-cell-properties fo:border-bottom="0.74pt solid #ad5c11" fo:background-color="#743d0b" style:diagonal-bl-tr="none" style:diagonal-tl-br="none" style:text-align-source="fix" style:repeat-content="false" fo:wrap-option="wrap" fo:border-left="0.74pt solid #ca144a" style:direction="ltr" fo:border-right="0.74pt solid #ad5c11" style:rotation-angle="0" style:rotation-align="none" style:shrink-to-fit="false" fo:border-top="none" style:vertical-align="middle" loext:vertical-justify="auto">
        <loext:border-bottom-complex-color loext:theme-type="accent2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5000"/>
        </loext:background-complex-color>
        <loext:border-left-complex-color loext:theme-type="accent5" loext:color-type="theme">
          <loext:transformation loext:type="lummod" loext:value="7500"/>
        </loext:border-left-complex-color>
        <loext:border-right-complex-color loext:theme-type="accent2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00" style:family="table-cell" style:parent-style-name="Default">
      <style:table-cell-properties fo:border-bottom="none" fo:background-color="#ad5c11" style:diagonal-bl-tr="none" style:diagonal-tl-br="none" style:text-align-source="fix" style:repeat-content="false" fo:wrap-option="wrap" fo:border-left="none" style:direction="ltr" fo:border-right="0.74pt solid #ad5c11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7500"/>
        </loext:background-complex-color>
        <loext:border-right-complex-color loext:theme-type="accent2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01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accent2" loext:color-type="theme"/>
        <loext:border-left-complex-color loext:theme-type="accent5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02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c3c70" style:direction="ltr" fo:border-right="0.74pt solid #e77a17" style:rotation-angle="0" style:rotation-align="none" style:shrink-to-fit="false" fo:border-top="0.74pt solid #e77a17" style:vertical-align="middle" loext:vertical-justify="auto">
        <loext:border-bottom-complex-color loext:theme-type="accent2" loext:color-type="theme"/>
        <loext:border-left-complex-color loext:theme-type="accent5" loext:color-type="theme"/>
        <loext:border-right-complex-color loext:theme-type="accent2" loext:color-type="theme"/>
        <loext:border-top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03" style:family="table-cell" style:parent-style-name="Default">
      <style:table-cell-properties fo:border-bottom="0.74pt solid #ad5c11" fo:background-color="#743d0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2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04" style:family="table-cell" style:parent-style-name="Default">
      <style:table-cell-properties fo:border-bottom="none" fo:background-color="#ad5c11" style:diagonal-bl-tr="none" style:diagonal-tl-br="none" style:text-align-source="fix" style:repeat-content="false" fo:wrap-option="wrap" fo:border-left="0.74pt solid #ad5c11" style:direction="ltr" fo:border-right="0.74pt solid #ad5c11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7500"/>
        </loext:background-complex-color>
        <loext:border-left-complex-color loext:theme-type="accent2" loext:color-type="theme">
          <loext:transformation loext:type="lummod" loext:value="7500"/>
        </loext:border-left-complex-color>
        <loext:border-right-complex-color loext:theme-type="accent2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05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06" style:family="table-cell" style:parent-style-name="Default">
      <style:table-cell-properties style:diagonal-bl-tr="none" style:diagonal-tl-br="none" style:text-align-source="fix" style:repeat-content="false" fo:wrap-option="wrap" fo:border="0.74pt solid #e77a17" style:direction="ltr" style:rotation-angle="0" style:rotation-align="none" style:shrink-to-fit="fals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  <loext:border-top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07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wrap" fo:border="0.74pt solid #e77a17" style:direction="ltr" style:rotation-angle="0" style:rotation-align="none" style:shrink-to-fit="fals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  <loext:border-top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09" style:family="table-cell" style:parent-style-name="Default">
      <style:table-cell-properties fo:border-bottom="0.74pt solid #ad5c11" fo:background-color="#743d0b" style:diagonal-bl-tr="none" style:diagonal-tl-br="none" style:text-align-source="fix" style:repeat-content="false" fo:wrap-option="wrap" fo:border-left="none" style:direction="ltr" fo:border-right="0.74pt solid #ad5c11" style:rotation-angle="0" style:rotation-align="none" style:shrink-to-fit="false" fo:border-top="none" style:vertical-align="middle" loext:vertical-justify="auto">
        <loext:border-bottom-complex-color loext:theme-type="accent2" loext:color-type="theme">
          <loext:transformation loext:type="lummod" loext:value="7500"/>
        </loext:border-bottom-complex-color>
        <loext:background-complex-color loext:theme-type="accent2" loext:color-type="theme">
          <loext:transformation loext:type="lummod" loext:value="5000"/>
        </loext:background-complex-color>
        <loext:border-right-complex-color loext:theme-type="accent2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10" style:family="table-cell" style:parent-style-name="Default">
      <style:table-cell-properties fo:border-bottom="none" fo:background-color="#ad5c11" style:diagonal-bl-tr="none" style:diagonal-tl-br="none" style:text-align-source="fix" style:repeat-content="false" fo:wrap-option="wrap" fo:border-left="0.74pt solid #ad5c11" style:direction="ltr" fo:border-right="0.74pt solid #e77a17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7500"/>
        </loext:background-complex-color>
        <loext:border-left-complex-color loext:theme-type="accent2" loext:color-type="theme">
          <loext:transformation loext:type="lummod" loext:value="7500"/>
        </loext:border-left-complex-color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11" style:family="table-cell" style:parent-style-name="Default">
      <style:table-cell-properties fo:border-bottom="0.74pt solid #e77a17" style:diagonal-bl-tr="none" style:diagonal-tl-br="none" style:text-align-source="fix" style:repeat-content="false" fo:wrap-option="wrap" fo:border-left="0.74pt solid #e77a17" style:direction="ltr" fo:border-right="0.74pt solid #e77a17" style:rotation-angle="0" style:rotation-align="none" style:shrink-to-fit="false" fo:border-top="non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wrap" fo:border="0.74pt solid #e77a17" style:direction="ltr" style:rotation-angle="0" style:rotation-align="none" style:shrink-to-fit="false" style:vertical-align="middle" loext:vertical-justify="auto">
        <loext:border-bottom-complex-color loext:theme-type="accent2" loext:color-type="theme"/>
        <loext:border-left-complex-color loext:theme-type="accent2" loext:color-type="theme"/>
        <loext:border-right-complex-color loext:theme-type="accent2" loext:color-type="theme"/>
        <loext:border-top-complex-color loext:theme-type="accent2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13" style:family="table-cell" style:parent-style-name="Default">
      <style:table-cell-properties fo:border-bottom="0.74pt solid #4c9437" fo:background-color="#326325" style:diagonal-bl-tr="none" style:diagonal-tl-br="none" style:text-align-source="fix" style:repeat-content="false" fo:wrap-option="wrap" fo:border-left="0.74pt solid #ad5c11" style:direction="ltr" fo:border-right="none" style:rotation-angle="0" style:rotation-align="none" style:shrink-to-fit="false" fo:border-top="none" style:vertical-align="middle" loext:vertical-justify="auto">
        <loext:border-bottom-complex-color loext:theme-type="accent6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5000"/>
        </loext:background-complex-color>
        <loext:border-left-complex-color loext:theme-type="accent2" loext:color-type="theme">
          <loext:transformation loext:type="lummod" loext:value="7500"/>
        </loext:border-lef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14" style:family="table-cell" style:parent-style-name="Default">
      <style:table-cell-properties fo:border-bottom="none" fo:background-color="#4c9437" style:diagonal-bl-tr="none" style:diagonal-tl-br="none" style:text-align-source="fix" style:repeat-content="false" fo:wrap-option="wrap" fo:border-left="none" style:direction="ltr" fo:border-right="0.74pt solid #4c9437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7500"/>
        </loext:background-complex-color>
        <loext:border-right-complex-color loext:theme-type="accent6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15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accent6" loext:color-type="theme"/>
        <loext:border-left-complex-color loext:theme-type="accent2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16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e77a17" style:direction="ltr" fo:border-right="0.74pt solid #69be51" style:rotation-angle="0" style:rotation-align="none" style:shrink-to-fit="false" fo:border-top="0.74pt solid #69be51" style:vertical-align="middle" loext:vertical-justify="auto">
        <loext:border-bottom-complex-color loext:theme-type="accent6" loext:color-type="theme"/>
        <loext:border-left-complex-color loext:theme-type="accent2" loext:color-type="theme"/>
        <loext:border-right-complex-color loext:theme-type="accent6" loext:color-type="theme"/>
        <loext:border-top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17" style:family="table-cell" style:parent-style-name="Default">
      <style:table-cell-properties fo:border-bottom="0.74pt solid #4c9437" fo:background-color="#32632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6" loext:color-type="theme">
          <loext:transformation loext:type="lummod" loext:value="7500"/>
        </loext:border-bottom-complex-color>
        <loext:background-complex-color loext:theme-type="accent6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18" style:family="table-cell" style:parent-style-name="Default">
      <style:table-cell-properties fo:border-bottom="none" fo:background-color="#4c9437" style:diagonal-bl-tr="none" style:diagonal-tl-br="none" style:text-align-source="fix" style:repeat-content="false" fo:wrap-option="wrap" fo:border-left="0.74pt solid #4c9437" style:direction="ltr" fo:border-right="0.74pt solid #4c9437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7500"/>
        </loext:background-complex-color>
        <loext:border-left-complex-color loext:theme-type="accent6" loext:color-type="theme">
          <loext:transformation loext:type="lummod" loext:value="7500"/>
        </loext:border-left-complex-color>
        <loext:border-right-complex-color loext:theme-type="accent6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19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wrap" fo:border="0.74pt solid #69be51" style:direction="ltr" style:rotation-angle="0" style:rotation-align="none" style:shrink-to-fit="fals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  <loext:border-top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21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wrap" fo:border="0.74pt solid #69be51" style:direction="ltr" style:rotation-angle="0" style:rotation-align="none" style:shrink-to-fit="fals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  <loext:border-top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23" style:family="table-cell" style:parent-style-name="Default">
      <style:table-cell-properties fo:border-bottom="none" fo:background-color="#4c9437" style:diagonal-bl-tr="none" style:diagonal-tl-br="none" style:text-align-source="fix" style:repeat-content="false" fo:wrap-option="wrap" fo:border-left="0.74pt solid #4c9437" style:direction="ltr" fo:border-right="none" style:rotation-angle="0" style:rotation-align="none" style:shrink-to-fit="false" fo:border-top="0.74pt solid #4c9437" style:vertical-align="middle" loext:vertical-justify="auto">
        <loext:background-complex-color loext:theme-type="accent6" loext:color-type="theme">
          <loext:transformation loext:type="lummod" loext:value="7500"/>
        </loext:background-complex-color>
        <loext:border-left-complex-color loext:theme-type="accent6" loext:color-type="theme">
          <loext:transformation loext:type="lummod" loext:value="7500"/>
        </loext:border-left-complex-color>
        <loext:border-top-complex-color loext:theme-type="accent6" loext:color-type="theme">
          <loext:transformation loext:type="lummod" loext:value="7500"/>
        </loext:border-top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24" style:family="table-cell" style:parent-style-name="Default">
      <style:table-cell-properties fo:border-bottom="0.74pt solid #69be51" style:diagonal-bl-tr="none" style:diagonal-tl-br="none" style:text-align-source="fix" style:repeat-content="false" fo:wrap-option="wrap" fo:border-left="0.74pt solid #69be51" style:direction="ltr" fo:border-right="0.74pt solid #69be51" style:rotation-angle="0" style:rotation-align="none" style:shrink-to-fit="false" fo:border-top="non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wrap" fo:border="0.74pt solid #69be51" style:direction="ltr" style:rotation-angle="0" style:rotation-align="none" style:shrink-to-fit="false" style:vertical-align="middle" loext:vertical-justify="auto">
        <loext:border-bottom-complex-color loext:theme-type="accent6" loext:color-type="theme"/>
        <loext:border-left-complex-color loext:theme-type="accent6" loext:color-type="theme"/>
        <loext:border-right-complex-color loext:theme-type="accent6" loext:color-type="theme"/>
        <loext:border-top-complex-color loext:theme-type="accent6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26" style:family="table-cell" style:parent-style-name="Default">
      <style:table-cell-properties fo:border-bottom="0.74pt solid #1863b5" fo:background-color="#1863b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4" loext:color-type="theme">
          <loext:transformation loext:type="lummod" loext:value="7500"/>
        </loext:border-bottom-complex-color>
        <loext:background-complex-color loext:theme-type="accent4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27" style:family="table-cell" style:parent-style-name="Default">
      <style:table-cell-properties fo:border-bottom="none" fo:background-color="#2f85e3" style:diagonal-bl-tr="none" style:diagonal-tl-br="none" style:text-align-source="fix" style:repeat-content="false" fo:wrap-option="wrap" fo:border-left="none" style:direction="ltr" fo:border-right="0.74pt solid #1863b5" style:rotation-angle="0" style:rotation-align="none" style:shrink-to-fit="false" fo:border-top="none" style:vertical-align="middle" loext:vertical-justify="auto">
        <loext:background-complex-color loext:theme-type="accent4" loext:color-type="theme"/>
        <loext:border-right-complex-color loext:theme-type="accent4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28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accent4" loext:color-type="theme"/>
        <loext:border-left-complex-color loext:theme-type="accent6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29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69be51" style:direction="ltr" fo:border-right="0.74pt solid #2f85e3" style:rotation-angle="0" style:rotation-align="none" style:shrink-to-fit="false" fo:border-top="0.74pt solid #2f85e3" style:vertical-align="middle" loext:vertical-justify="auto">
        <loext:border-bottom-complex-color loext:theme-type="accent4" loext:color-type="theme"/>
        <loext:border-left-complex-color loext:theme-type="accent6" loext:color-type="theme"/>
        <loext:border-right-complex-color loext:theme-type="accent4" loext:color-type="theme"/>
        <loext:border-top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30" style:family="table-cell" style:parent-style-name="Default">
      <style:table-cell-properties fo:border-bottom="none" fo:background-color="#2f85e3" style:diagonal-bl-tr="none" style:diagonal-tl-br="none" style:text-align-source="fix" style:repeat-content="false" fo:wrap-option="wrap" fo:border-left="0.74pt solid #1863b5" style:direction="ltr" fo:border-right="0.74pt solid #1863b5" style:rotation-angle="0" style:rotation-align="none" style:shrink-to-fit="false" fo:border-top="none" style:vertical-align="middle" loext:vertical-justify="auto">
        <loext:background-complex-color loext:theme-type="accent4" loext:color-type="theme"/>
        <loext:border-left-complex-color loext:theme-type="accent4" loext:color-type="theme">
          <loext:transformation loext:type="lummod" loext:value="7500"/>
        </loext:border-left-complex-color>
        <loext:border-right-complex-color loext:theme-type="accent4" loext:color-type="theme">
          <loext:transformation loext:type="lummod" loext:value="7500"/>
        </loext:border-righ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31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wrap" fo:border="0.74pt solid #2f85e3" style:direction="ltr" style:rotation-angle="0" style:rotation-align="none" style:shrink-to-fit="fals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  <loext:border-top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33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wrap" fo:border="0.74pt solid #2f85e3" style:direction="ltr" style:rotation-angle="0" style:rotation-align="none" style:shrink-to-fit="fals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  <loext:border-top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35" style:family="table-cell" style:parent-style-name="Default">
      <style:table-cell-properties fo:border-bottom="none" fo:background-color="#2f85e3" style:diagonal-bl-tr="none" style:diagonal-tl-br="none" style:text-align-source="fix" style:repeat-content="false" fo:wrap-option="wrap" fo:border-left="0.74pt solid #1863b5" style:direction="ltr" fo:border-right="none" style:rotation-angle="0" style:rotation-align="none" style:shrink-to-fit="false" fo:border-top="none" style:vertical-align="middle" loext:vertical-justify="auto">
        <loext:background-complex-color loext:theme-type="accent4" loext:color-type="theme"/>
        <loext:border-left-complex-color loext:theme-type="accent4" loext:color-type="theme">
          <loext:transformation loext:type="lummod" loext:value="7500"/>
        </loext:border-left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336" style:family="table-cell" style:parent-style-name="Default">
      <style:table-cell-properties fo:border-bottom="0.74pt solid #2f85e3" style:diagonal-bl-tr="none" style:diagonal-tl-br="none" style:text-align-source="fix" style:repeat-content="false" fo:wrap-option="wrap" fo:border-left="0.74pt solid #2f85e3" style:direction="ltr" fo:border-right="0.74pt solid #2f85e3" style:rotation-angle="0" style:rotation-align="none" style:shrink-to-fit="false" fo:border-top="non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wrap" fo:border="0.74pt solid #2f85e3" style:direction="ltr" style:rotation-angle="0" style:rotation-align="none" style:shrink-to-fit="false" style:vertical-align="middle" loext:vertical-justify="auto">
        <loext:border-bottom-complex-color loext:theme-type="accent4" loext:color-type="theme"/>
        <loext:border-left-complex-color loext:theme-type="accent4" loext:color-type="theme"/>
        <loext:border-right-complex-color loext:theme-type="accent4" loext:color-type="theme"/>
        <loext:border-top-complex-color loext:theme-type="accent4" loext:color-type="theme"/>
      </style:table-cell-properties>
      <style:paragraph-properties fo:text-align="center" css3t:text-justify="auto" fo:margin-left="0in" style:writing-mode="page"/>
      <style:text-properties fo:color="#474747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  <style:map style:condition="cell-content()=&quot;✔&quot;" style:apply-style-name="ConditionalStyle_5f_2" style:base-cell-address="'Class list 3'.C7"/>
      <style:map style:condition="cell-content()=&quot;✖&quot;" style:apply-style-name="ConditionalStyle_5f_1" style:base-cell-address="'Class list 3'.C7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39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6500"/>
        </loext:border-right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4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8500"/>
        </loext:border-bottom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  <style:style style:name="ce341" style:family="table-cell" style:parent-style-name="Default">
      <style:table-cell-properties fo:border-bottom="0.74pt solid #a6a6a6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d9d9d9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8500"/>
        </loext:border-top-complex-color>
      </style:table-cell-properties>
      <style:paragraph-properties fo:text-align="start" css3t:text-justify="auto" fo:margin-left="0.1189in" style:writing-mode="page"/>
      <style:text-properties fo:color="#5c5c5c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499"/>
        </loext:char-complex-color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Class list 1'.A1">
          <table:help-message table:display="true">
            <text:p>This printable class list helps you track weekly attendance for each student. Each school day, mark students as Present (P), Unexcused Absence (U), Excused Absence (E), or Tardy (T).</text:p>
          </table:help-message>
          <table:error-message table:message-type="stop" table:display="true"/>
        </table:content-validation>
        <table:content-validation table:name="val2" table:base-cell-address="'Class list 1'.B7">
          <table:help-message table:display="true">
            <text:p>Enter Student Names in cells below.</text:p>
          </table:help-message>
          <table:error-message table:message-type="stop" table:display="true"/>
        </table:content-validation>
        <table:content-validation table:name="val3" table:base-cell-address="'Class list 1'.C2">
          <table:error-message table:message-type="stop" table:display="true"/>
        </table:content-validation>
        <table:content-validation table:name="val4" table:base-cell-address="'Class list 1'.C8">
          <table:help-message table:display="true">
            <text:p>Present</text:p>
          </table:help-message>
          <table:error-message table:message-type="stop" table:display="true"/>
        </table:content-validation>
        <table:content-validation table:name="val5" table:condition="of:cell-content-is-whole-number() and cell-content-is-between(0,1)" table:allow-empty-cell="true" table:base-cell-address="'Class list 1'.S9">
          <table:help-message table:title="Present         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6" table:base-cell-address="'Class list 1'.D8">
          <table:help-message table:display="true">
            <text:p>Unexcused Absence</text:p>
          </table:help-message>
          <table:error-message table:message-type="stop" table:display="true"/>
        </table:content-validation>
        <table:content-validation table:name="val7" table:condition="of:cell-content-is-whole-number() and cell-content-is-between(0,1)" table:allow-empty-cell="true" table:base-cell-address="'Class list 1'.P9">
          <table:help-message table:title="Unexcused Absence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8" table:base-cell-address="'Class list 1'.E8">
          <table:help-message table:display="true">
            <text:p>Excused Absence</text:p>
          </table:help-message>
          <table:error-message table:message-type="stop" table:display="true"/>
        </table:content-validation>
        <table:content-validation table:name="val9" table:condition="of:cell-content-is-whole-number() and cell-content-is-between(0,1)" table:allow-empty-cell="true" table:base-cell-address="'Class list 1'.Q9">
          <table:help-message table:title="Excused Absence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10" table:base-cell-address="'Class list 1'.F8">
          <table:help-message table:display="true">
            <text:p>Tardy</text:p>
          </table:help-message>
          <table:error-message table:message-type="stop" table:display="true"/>
        </table:content-validation>
        <table:content-validation table:name="val11" table:condition="of:cell-content-is-whole-number() and cell-content-is-between(0,1)" table:allow-empty-cell="true" table:base-cell-address="'Class list 1'.V9">
          <table:help-message table:title="Tardy           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12" table:base-cell-address="'Class list 1'.G2">
          <table:help-message table:display="true">
            <text:p>Enter Teacher Name in this cell.</text:p>
          </table:help-message>
          <table:error-message table:message-type="stop" table:display="true"/>
        </table:content-validation>
        <table:content-validation table:name="val13" table:base-cell-address="'Class list 1'.G3">
          <table:help-message table:display="true">
            <text:p>Enter Subject / Class Name in this cell.</text:p>
          </table:help-message>
          <table:error-message table:message-type="stop" table:display="true"/>
        </table:content-validation>
        <table:content-validation table:name="val14" table:base-cell-address="'Class list 1'.G4">
          <table:help-message table:display="true">
            <text:p>Enter the date for the start of the week in this cell.</text:p>
          </table:help-message>
          <table:error-message table:message-type="stop" table:display="true"/>
        </table:content-validation>
        <table:content-validation table:name="val15" table:base-cell-address="'Class list 1'.G5">
          <table:help-message table:display="true">
            <text:p>Enter Time in this cell.</text:p>
          </table:help-message>
          <table:error-message table:message-type="stop" table:display="true"/>
        </table:content-validation>
        <table:content-validation table:name="val16" table:base-cell-address="'Class list 1'.L8">
          <table:help-message table:display="true">
            <text:p>Absent - Unexcused</text:p>
          </table:help-message>
          <table:error-message table:message-type="stop" table:display="true"/>
        </table:content-validation>
        <table:content-validation table:name="val17" table:base-cell-address="'Class list 1'.Q8">
          <table:help-message table:display="true">
            <text:p>Absent - Excused</text:p>
          </table:help-message>
          <table:error-message table:message-type="stop" table:display="true"/>
        </table:content-validation>
        <table:content-validation table:name="val18" table:base-cell-address="'Class list 2'.A1">
          <table:help-message table:display="true">
            <text:p>This printable class list helps you track weekly attendance for each student. Each school day, mark students as Present (P), Unexcused Absence (U), Excused Absence (E), or Tardy (T).</text:p>
          </table:help-message>
          <table:error-message table:message-type="stop" table:display="true"/>
        </table:content-validation>
        <table:content-validation table:name="val19" table:base-cell-address="'Class list 2'.B5">
          <table:help-message table:display="true">
            <text:p>Enter Student Names in cells below.</text:p>
          </table:help-message>
          <table:error-message table:message-type="stop" table:display="true"/>
        </table:content-validation>
        <table:content-validation table:name="val20" table:base-cell-address="'Class list 2'.C6">
          <table:help-message table:display="true">
            <text:p>Present</text:p>
          </table:help-message>
          <table:error-message table:message-type="stop" table:display="true"/>
        </table:content-validation>
        <table:content-validation table:name="val21" table:condition="of:cell-content-is-whole-number() and cell-content-is-between(0,1)" table:allow-empty-cell="true" table:base-cell-address="'Class list 2'.K7">
          <table:help-message table:title="Present         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22" table:base-cell-address="'Class list 2'.T6">
          <table:help-message table:display="true">
            <text:p>Unexcused Absence</text:p>
          </table:help-message>
          <table:error-message table:message-type="stop" table:display="true"/>
        </table:content-validation>
        <table:content-validation table:name="val23" table:condition="of:cell-content-is-whole-number() and cell-content-is-between(0,1)" table:allow-empty-cell="true" table:base-cell-address="'Class list 2'.T7">
          <table:help-message table:title="Unexcused Absence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24" table:base-cell-address="'Class list 2'.U6">
          <table:help-message table:display="true">
            <text:p>Excused Absence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0,1)" table:allow-empty-cell="true" table:base-cell-address="'Class list 2'.U7">
          <table:help-message table:title="Excused Absence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26" table:base-cell-address="'Class list 2'.F6">
          <table:help-message table:display="true">
            <text:p>Tardy</text:p>
          </table:help-message>
          <table:error-message table:message-type="stop" table:display="true"/>
        </table:content-validation>
        <table:content-validation table:name="val27" table:condition="of:cell-content-is-whole-number() and cell-content-is-between(0,1)" table:allow-empty-cell="true" table:base-cell-address="'Class list 2'.F7">
          <table:help-message table:title="Tardy           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28" table:base-cell-address="'Class list 2'.G3">
          <table:help-message table:display="true">
            <text:p>Enter Teacher Name in this cell.</text:p>
          </table:help-message>
          <table:error-message table:message-type="stop" table:display="true"/>
        </table:content-validation>
        <table:content-validation table:name="val29" table:base-cell-address="'Class list 2'.K3">
          <table:help-message table:display="true">
            <text:p>Enter Subject / Class Name in this cell.</text:p>
          </table:help-message>
          <table:error-message table:message-type="stop" table:display="true"/>
        </table:content-validation>
        <table:content-validation table:name="val30" table:base-cell-address="'Class list 2'.O3">
          <table:help-message table:display="true">
            <text:p>Enter the date for the start of the week in this cell.</text:p>
          </table:help-message>
          <table:error-message table:message-type="stop" table:display="true"/>
        </table:content-validation>
        <table:content-validation table:name="val31" table:base-cell-address="'Class list 2'.S3">
          <table:help-message table:display="true">
            <text:p>Enter Time in this cell.</text:p>
          </table:help-message>
          <table:error-message table:message-type="stop" table:display="true"/>
        </table:content-validation>
        <table:content-validation table:name="val32" table:base-cell-address="'Class list 3'.A1">
          <table:help-message table:display="true">
            <text:p>This printable class list helps you track weekly attendance for each student. Each school day, mark students as Present (P), Unexcused Absence (U), Excused Absence (E), or Tardy (T).</text:p>
          </table:help-message>
          <table:error-message table:message-type="stop" table:display="true"/>
        </table:content-validation>
        <table:content-validation table:name="val33" table:base-cell-address="'Class list 3'.B5">
          <table:help-message table:display="true">
            <text:p>Enter Students Name in cells below.</text:p>
          </table:help-message>
          <table:error-message table:message-type="stop" table:display="true"/>
        </table:content-validation>
        <table:content-validation table:name="val34" table:base-cell-address="'Class list 3'.C6">
          <table:help-message table:display="true">
            <text:p>Present</text:p>
          </table:help-message>
          <table:error-message table:message-type="stop" table:display="true"/>
        </table:content-validation>
        <table:content-validation table:name="val35" table:condition="of:cell-content-is-whole-number() and cell-content-is-between(0,1)" table:allow-empty-cell="true" table:base-cell-address="'Class list 3'.K7">
          <table:help-message table:title="Present         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36" table:base-cell-address="'Class list 3'.T6">
          <table:help-message table:display="true">
            <text:p>Unexcused Absence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1)" table:allow-empty-cell="true" table:base-cell-address="'Class list 3'.T7">
          <table:help-message table:title="Unexcused Absence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38" table:base-cell-address="'Class list 3'.U6">
          <table:help-message table:display="true">
            <text:p>Excused Absence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1)" table:allow-empty-cell="true" table:base-cell-address="'Class list 3'.U7">
          <table:help-message table:title="Excused Absence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40" table:base-cell-address="'Class list 3'.F6">
          <table:help-message table:display="true">
            <text:p>Tardy</text:p>
          </table:help-message>
          <table:error-message table:message-type="stop" table:display="true"/>
        </table:content-validation>
        <table:content-validation table:name="val41" table:condition="of:cell-content-is-whole-number() and cell-content-is-between(0,1)" table:allow-empty-cell="true" table:base-cell-address="'Class list 3'.F7">
          <table:help-message table:title="Tardy                           " table:display="true">
            <text:p>1 for Tick <text:s text:c="3"/>✔</text:p>
            <text:p>0 for Cross ✖</text:p>
          </table:help-message>
          <table:error-message table:message-type="stop" table:display="true">
            <text:p>Input 1 for Tick <text:s text:c="2"/>✔</text:p>
            <text:p>Input 0 for Cross ✖</text:p>
          </table:error-message>
        </table:content-validation>
        <table:content-validation table:name="val42" table:base-cell-address="'Class list 3'.J2">
          <table:help-message table:display="true">
            <text:p>Enter Teacher Name in this cell.</text:p>
          </table:help-message>
          <table:error-message table:message-type="stop" table:display="true"/>
        </table:content-validation>
        <table:content-validation table:name="val43" table:base-cell-address="'Class list 3'.J3">
          <table:help-message table:display="true">
            <text:p>Enter Subject / Class Name in this cell.</text:p>
          </table:help-message>
          <table:error-message table:message-type="stop" table:display="true"/>
        </table:content-validation>
        <table:content-validation table:name="val44" table:base-cell-address="'Class list 3'.Q2">
          <table:help-message table:display="true">
            <text:p>Enter the date for the start of the week in this cell.</text:p>
          </table:help-message>
          <table:error-message table:message-type="stop" table:display="true"/>
        </table:content-validation>
        <table:content-validation table:name="val45" table:base-cell-address="'Class list 3'.Q3">
          <table:help-message table:display="true">
            <text:p>Enter Time in this cell.</text:p>
          </table:help-message>
          <table:error-message table:message-type="stop" table:display="true"/>
        </table:content-validation>
      </table:content-validations>
      <table:table table:name="Class list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number-columns-repeated="20" table:default-cell-style-name="ce1"/>
        <table:table-column table:style-name="co4" table:default-cell-style-name="ce165"/>
        <table:table-column table:style-name="co1" table:default-cell-style-name="ce1"/>
        <table:table-column table:style-name="co5" table:number-columns-repeated="2" table:default-cell-style-name="ce1"/>
        <table:table-column table:style-name="co5" table:number-columns-repeated="16358"/>
        <table:table-row table:style-name="ro1">
          <table:table-cell table:content-validation-name="val1"/>
          <table:table-cell table:number-columns-repeated="22"/>
          <table:table-cell table:style-name="ce172" office:value-type="string" calcext:value-type="string">
            <text:p><text:s/></text:p>
          </table:table-cell>
          <table:table-cell table:number-columns-repeated="2"/>
          <table:table-cell table:style-name="ce1" table:number-columns-repeated="16358"/>
        </table:table-row>
        <table:table-row table:style-name="ro2">
          <table:table-cell/>
          <table:table-cell table:style-name="ce7" office:value-type="string" calcext:value-type="string">
            <text:p>Class list</text:p>
          </table:table-cell>
          <table:table-cell table:style-name="ce12" table:content-validation-name="val3" office:value-type="string" calcext:value-type="string">
            <text:p>Teacher name:</text:p>
          </table:table-cell>
          <table:table-cell table:style-name="ce12"/>
          <table:table-cell table:style-name="ce7" table:number-columns-repeated="2"/>
          <table:table-cell table:style-name="ce46" table:content-validation-name="val12" office:value-type="string" calcext:value-type="string" table:number-columns-spanned="2" table:number-rows-spanned="1">
            <text:p>Sir Makhdoom</text:p>
          </table:table-cell>
          <table:covered-table-cell table:style-name="ce48"/>
          <table:table-cell table:style-name="ce7"/>
          <table:table-cell/>
          <table:table-cell table:style-name="ce48"/>
          <table:table-cell table:number-columns-repeated="3"/>
          <table:table-cell table:style-name="ce12" table:number-columns-repeated="2"/>
          <table:table-cell table:style-name="ce48" table:number-columns-repeated="4"/>
          <table:table-cell table:number-columns-repeated="2"/>
          <table:table-cell table:style-name="ce166"/>
          <table:table-cell table:style-name="ce172"/>
          <table:table-cell table:number-columns-repeated="2"/>
          <table:table-cell table:style-name="ce1" table:number-columns-repeated="16358"/>
        </table:table-row>
        <table:table-row table:style-name="ro2">
          <table:table-cell table:style-name="ce2"/>
          <table:table-cell table:style-name="ce7"/>
          <table:table-cell table:style-name="ce12" table:content-validation-name="val3" office:value-type="string" calcext:value-type="string">
            <text:p>Subject / Class:</text:p>
          </table:table-cell>
          <table:table-cell table:style-name="ce12"/>
          <table:table-cell table:style-name="ce2" table:number-columns-repeated="2"/>
          <table:table-cell table:style-name="ce46" table:content-validation-name="val13" office:value-type="string" calcext:value-type="string" table:number-columns-spanned="2" table:number-rows-spanned="1">
            <text:p>Web Dev</text:p>
          </table:table-cell>
          <table:covered-table-cell table:style-name="ce48"/>
          <table:table-cell table:style-name="ce2" table:number-columns-repeated="2"/>
          <table:table-cell table:style-name="ce48"/>
          <table:table-cell table:style-name="ce2"/>
          <table:table-cell table:style-name="ce94" table:number-columns-repeated="2"/>
          <table:table-cell table:style-name="ce12" table:number-columns-repeated="2"/>
          <table:table-cell table:style-name="ce48" table:number-columns-repeated="4"/>
          <table:table-cell table:style-name="ce2" table:number-columns-repeated="2"/>
          <table:table-cell table:style-name="ce166"/>
          <table:table-cell table:style-name="ce173"/>
          <table:table-cell table:style-name="ce2" table:number-columns-repeated="16360"/>
        </table:table-row>
        <table:table-row table:style-name="ro2">
          <table:table-cell table:style-name="ce2"/>
          <table:table-cell table:style-name="ce7"/>
          <table:table-cell table:style-name="ce12" office:value-type="string" calcext:value-type="string">
            <text:p>Week of:</text:p>
          </table:table-cell>
          <table:table-cell table:style-name="ce12"/>
          <table:table-cell table:style-name="ce2" table:number-columns-repeated="2"/>
          <table:table-cell table:style-name="ce47" table:content-validation-name="val14" table:formula="of:=TODAY()-WEEKDAY(TODAY();2)+1" office:value-type="date" office:date-value="2025-10-06" calcext:value-type="date" table:number-columns-spanned="2" table:number-rows-spanned="1">
            <text:p>10/6/2025</text:p>
          </table:table-cell>
          <table:covered-table-cell table:style-name="ce57" table:content-validation-name="val14"/>
          <table:table-cell table:style-name="ce2" table:number-columns-repeated="2"/>
          <table:table-cell table:style-name="ce48"/>
          <table:table-cell table:style-name="ce2"/>
          <table:table-cell table:style-name="ce94" table:number-columns-repeated="2"/>
          <table:table-cell table:style-name="ce107" table:number-columns-spanned="2" table:number-rows-spanned="1"/>
          <table:covered-table-cell table:style-name="ce116"/>
          <table:table-cell table:style-name="ce48" table:number-columns-repeated="4"/>
          <table:table-cell table:style-name="ce2" table:number-columns-repeated="2"/>
          <table:table-cell table:style-name="ce167"/>
          <table:table-cell table:style-name="ce173"/>
          <table:table-cell table:style-name="ce2" table:number-columns-repeated="16360"/>
        </table:table-row>
        <table:table-row table:style-name="ro2">
          <table:table-cell table:style-name="ce3"/>
          <table:table-cell table:style-name="ce7"/>
          <table:table-cell table:style-name="ce12" office:value-type="string" calcext:value-type="string">
            <text:p>Time:</text:p>
          </table:table-cell>
          <table:table-cell table:style-name="ce12"/>
          <table:table-cell table:style-name="ce3" table:number-columns-repeated="2"/>
          <table:table-cell table:style-name="ce48" table:content-validation-name="val15" office:value-type="string" calcext:value-type="string">
            <text:p>08:45 AM - 10:00 AM</text:p>
          </table:table-cell>
          <table:table-cell table:style-name="ce12"/>
          <table:table-cell table:style-name="ce3" table:number-columns-repeated="2"/>
          <table:table-cell table:style-name="ce48"/>
          <table:table-cell table:style-name="ce3"/>
          <table:table-cell table:style-name="ce94" table:number-columns-repeated="2"/>
          <table:table-cell table:style-name="ce12" table:number-columns-repeated="2"/>
          <table:table-cell table:style-name="ce48" table:number-columns-repeated="4"/>
          <table:table-cell table:style-name="ce3" table:number-columns-repeated="2"/>
          <table:table-cell table:style-name="ce166"/>
          <table:table-cell table:style-name="ce3" table:number-columns-repeated="2"/>
          <table:table-cell table:style-name="ce5"/>
          <table:table-cell table:style-name="ce3" table:number-columns-repeated="16358"/>
        </table:table-row>
        <table:table-row table:style-name="ro2">
          <table:table-cell/>
          <table:table-cell table:style-name="ce8"/>
          <table:table-cell table:number-columns-repeated="20"/>
          <table:table-cell table:style-name="ce168"/>
          <table:table-cell table:number-columns-repeated="2"/>
          <table:table-cell table:style-name="ce5"/>
          <table:table-cell table:style-name="ce1" table:number-columns-repeated="16358"/>
        </table:table-row>
        <table:table-row table:style-name="ro2">
          <table:table-cell table:style-name="ce4"/>
          <table:table-cell table:style-name="ce9" table:content-validation-name="val2" office:value-type="string" calcext:value-type="string" table:number-columns-spanned="1" table:number-rows-spanned="2">
            <text:p>Student name</text:p>
          </table:table-cell>
          <table:table-cell table:style-name="ce13" office:value-type="string" calcext:value-type="string" table:number-columns-spanned="4" table:number-rows-spanned="1">
            <text:p>MON</text:p>
          </table:table-cell>
          <table:covered-table-cell table:number-columns-repeated="2" table:style-name="ce22"/>
          <table:covered-table-cell table:style-name="ce39"/>
          <table:table-cell table:style-name="ce49" office:value-type="string" calcext:value-type="string" table:number-columns-spanned="4" table:number-rows-spanned="1">
            <text:p>TUE</text:p>
          </table:table-cell>
          <table:covered-table-cell table:number-columns-repeated="2" table:style-name="ce58"/>
          <table:covered-table-cell table:style-name="ce49"/>
          <table:table-cell table:style-name="ce78" office:value-type="string" calcext:value-type="string" table:number-columns-spanned="4" table:number-rows-spanned="1">
            <text:p>WED</text:p>
          </table:table-cell>
          <table:covered-table-cell table:number-columns-repeated="2" table:style-name="ce86"/>
          <table:covered-table-cell table:style-name="ce78"/>
          <table:table-cell table:style-name="ce108" office:value-type="string" calcext:value-type="string" table:number-columns-spanned="4" table:number-rows-spanned="1">
            <text:p>THU</text:p>
          </table:table-cell>
          <table:covered-table-cell table:number-columns-repeated="3" table:style-name="ce117"/>
          <table:table-cell table:style-name="ce137" office:value-type="string" calcext:value-type="string" table:number-columns-spanned="4" table:number-rows-spanned="1">
            <text:p>FRI</text:p>
          </table:table-cell>
          <table:covered-table-cell table:number-columns-repeated="2" table:style-name="ce145"/>
          <table:covered-table-cell table:style-name="ce137"/>
          <table:table-cell table:style-name="ce169" office:value-type="string" calcext:value-type="string" table:number-columns-spanned="1" table:number-rows-spanned="2">
            <text:p>Notes</text:p>
          </table:table-cell>
          <table:table-cell table:style-name="ce4" table:number-columns-repeated="16361"/>
        </table:table-row>
        <table:table-row table:style-name="ro2">
          <table:table-cell table:style-name="ce5"/>
          <table:covered-table-cell table:style-name="ce9" table:content-validation-name="val2"/>
          <table:table-cell table:style-name="ce14" table:content-validation-name="val4" office:value-type="string" calcext:value-type="string">
            <text:p>P</text:p>
          </table:table-cell>
          <table:table-cell table:style-name="ce23" table:content-validation-name="val6" office:value-type="string" calcext:value-type="string">
            <text:p>U</text:p>
          </table:table-cell>
          <table:table-cell table:style-name="ce23" table:content-validation-name="val8" office:value-type="string" calcext:value-type="string">
            <text:p>E</text:p>
          </table:table-cell>
          <table:table-cell table:style-name="ce14" table:content-validation-name="val10" office:value-type="string" calcext:value-type="string">
            <text:p>T</text:p>
          </table:table-cell>
          <table:table-cell table:style-name="ce50" table:content-validation-name="val4" office:value-type="string" calcext:value-type="string">
            <text:p>P</text:p>
          </table:table-cell>
          <table:table-cell table:style-name="ce59" table:content-validation-name="val6" office:value-type="string" calcext:value-type="string">
            <text:p>U</text:p>
          </table:table-cell>
          <table:table-cell table:style-name="ce59" table:content-validation-name="val8" office:value-type="string" calcext:value-type="string">
            <text:p>E</text:p>
          </table:table-cell>
          <table:table-cell table:style-name="ce59" table:content-validation-name="val10" office:value-type="string" calcext:value-type="string">
            <text:p>T</text:p>
          </table:table-cell>
          <table:table-cell table:style-name="ce79" table:content-validation-name="val4" office:value-type="string" calcext:value-type="string">
            <text:p>P</text:p>
          </table:table-cell>
          <table:table-cell table:style-name="ce87" table:content-validation-name="val16" office:value-type="string" calcext:value-type="string">
            <text:p>U</text:p>
          </table:table-cell>
          <table:table-cell table:style-name="ce87" table:content-validation-name="val8" office:value-type="string" calcext:value-type="string">
            <text:p>E</text:p>
          </table:table-cell>
          <table:table-cell table:style-name="ce87" table:content-validation-name="val10" office:value-type="string" calcext:value-type="string">
            <text:p>T</text:p>
          </table:table-cell>
          <table:table-cell table:style-name="ce109" table:content-validation-name="val4" office:value-type="string" calcext:value-type="string">
            <text:p>P</text:p>
          </table:table-cell>
          <table:table-cell table:style-name="ce118" table:content-validation-name="val6" office:value-type="string" calcext:value-type="string">
            <text:p>U</text:p>
          </table:table-cell>
          <table:table-cell table:style-name="ce118" table:content-validation-name="val17" office:value-type="string" calcext:value-type="string">
            <text:p>E</text:p>
          </table:table-cell>
          <table:table-cell table:style-name="ce118" table:content-validation-name="val10" office:value-type="string" calcext:value-type="string">
            <text:p>T</text:p>
          </table:table-cell>
          <table:table-cell table:style-name="ce138" table:content-validation-name="val4" office:value-type="string" calcext:value-type="string">
            <text:p>P</text:p>
          </table:table-cell>
          <table:table-cell table:style-name="ce146" table:content-validation-name="val6" office:value-type="string" calcext:value-type="string">
            <text:p>U</text:p>
          </table:table-cell>
          <table:table-cell table:style-name="ce146" table:content-validation-name="val8" office:value-type="string" calcext:value-type="string">
            <text:p>E</text:p>
          </table:table-cell>
          <table:table-cell table:style-name="ce146" table:content-validation-name="val10" office:value-type="string" calcext:value-type="string">
            <text:p>T</text:p>
          </table:table-cell>
          <table:covered-table-cell table:style-name="ce169"/>
          <table:table-cell table:style-name="ce5" table:number-columns-repeated="16361"/>
        </table:table-row>
        <table:table-row table:style-name="ro2">
          <table:table-cell/>
          <table:table-cell table:style-name="ce10" office:value-type="string" calcext:value-type="string">
            <text:p>Mirjam Nilsson</text:p>
          </table:table-cell>
          <table:table-cell table:style-name="ce15" table:content-validation-name="val5" office:value-type="float" office:value="1" calcext:value-type="float">
            <text:p>1</text:p>
          </table:table-cell>
          <table:table-cell table:style-name="ce24" table:content-validation-name="val7"/>
          <table:table-cell table:style-name="ce32" table:content-validation-name="val9"/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Victoria Lindqvist</text:p>
          </table:table-cell>
          <table:table-cell table:style-name="ce15" table:content-validation-name="val5" office:value-type="float" office:value="1" calcext:value-type="float">
            <text:p>1</text:p>
          </table:table-cell>
          <table:table-cell table:style-name="ce24" table:content-validation-name="val7"/>
          <table:table-cell table:style-name="ce32" table:content-validation-name="val9"/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Alexander Martensson</text:p>
          </table:table-cell>
          <table:table-cell table:style-name="ce15" table:content-validation-name="val5" office:value-type="float" office:value="1" calcext:value-type="float">
            <text:p>1</text:p>
          </table:table-cell>
          <table:table-cell table:style-name="ce25" table:content-validation-name="val7"/>
          <table:table-cell table:style-name="ce33" table:content-validation-name="val9"/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Angelica Astrom</text:p>
          </table:table-cell>
          <table:table-cell table:style-name="ce16" table:content-validation-name="val5" office:value-type="float" office:value="1" calcext:value-type="float">
            <text:p>1</text:p>
          </table:table-cell>
          <table:table-cell table:style-name="ce26" table:content-validation-name="val7"/>
          <table:table-cell table:style-name="ce33" table:content-validation-name="val9"/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Allan Mattsson</text:p>
          </table:table-cell>
          <table:table-cell table:style-name="ce16" table:content-validation-name="val5"/>
          <table:table-cell table:style-name="ce26" table:content-validation-name="val7" office:value-type="float" office:value="1" calcext:value-type="float">
            <text:p>1</text:p>
          </table:table-cell>
          <table:table-cell table:style-name="ce33" table:content-validation-name="val9"/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Flora Berggren</text:p>
          </table:table-cell>
          <table:table-cell table:style-name="ce16" table:content-validation-name="val5" office:value-type="float" office:value="1" calcext:value-type="float">
            <text:p>1</text:p>
          </table:table-cell>
          <table:table-cell table:style-name="ce26" table:content-validation-name="val7"/>
          <table:table-cell table:style-name="ce33" table:content-validation-name="val9"/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Ian Hansson</text:p>
          </table:table-cell>
          <table:table-cell table:style-name="ce16" table:content-validation-name="val5"/>
          <table:table-cell table:style-name="ce26" table:content-validation-name="val7"/>
          <table:table-cell table:style-name="ce33" table:content-validation-name="val9" office:value-type="float" office:value="1" calcext:value-type="float">
            <text:p>1</text:p>
          </table:table-cell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Mira Karlsson</text:p>
          </table:table-cell>
          <table:table-cell table:style-name="ce16" table:content-validation-name="val5" office:value-type="float" office:value="1" calcext:value-type="float">
            <text:p>1</text:p>
          </table:table-cell>
          <table:table-cell table:style-name="ce26" table:content-validation-name="val7"/>
          <table:table-cell table:style-name="ce33" table:content-validation-name="val9"/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April Hansson</text:p>
          </table:table-cell>
          <table:table-cell table:style-name="ce16" table:content-validation-name="val5" office:value-type="float" office:value="1" calcext:value-type="float">
            <text:p>1</text:p>
          </table:table-cell>
          <table:table-cell table:style-name="ce26" table:content-validation-name="val7"/>
          <table:table-cell table:style-name="ce33" table:content-validation-name="val9"/>
          <table:table-cell table:style-name="ce40" table:content-validation-name="val11"/>
          <table:table-cell table:style-name="ce51" table:content-validation-name="val5"/>
          <table:table-cell table:style-name="ce60" table:content-validation-name="val7"/>
          <table:table-cell table:style-name="ce66" table:content-validation-name="val9"/>
          <table:table-cell table:style-name="ce72" table:content-validation-name="val11"/>
          <table:table-cell table:style-name="ce80" table:content-validation-name="val5"/>
          <table:table-cell table:style-name="ce88" table:content-validation-name="val7"/>
          <table:table-cell table:style-name="ce95" table:content-validation-name="val9"/>
          <table:table-cell table:style-name="ce101" table:content-validation-name="val11"/>
          <table:table-cell table:style-name="ce110" table:content-validation-name="val5"/>
          <table:table-cell table:style-name="ce119" table:content-validation-name="val7"/>
          <table:table-cell table:style-name="ce125" table:content-validation-name="val9"/>
          <table:table-cell table:style-name="ce131" table:content-validation-name="val11"/>
          <table:table-cell table:style-name="ce139" table:content-validation-name="val5"/>
          <table:table-cell table:style-name="ce147" table:content-validation-name="val7"/>
          <table:table-cell table:style-name="ce153" table:content-validation-name="val9"/>
          <table:table-cell table:style-name="ce159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1" office:value-type="string" calcext:value-type="string">
            <text:p>Kalle Persson</text:p>
          </table:table-cell>
          <table:table-cell table:style-name="ce17" table:content-validation-name="val5" office:value-type="float" office:value="1" calcext:value-type="float">
            <text:p>1</text:p>
          </table:table-cell>
          <table:table-cell table:style-name="ce27" table:content-validation-name="val7"/>
          <table:table-cell table:style-name="ce34" table:content-validation-name="val9"/>
          <table:table-cell table:style-name="ce41" table:content-validation-name="val11"/>
          <table:table-cell table:style-name="ce52" table:content-validation-name="val5"/>
          <table:table-cell table:style-name="ce61" table:content-validation-name="val7"/>
          <table:table-cell table:style-name="ce67" table:content-validation-name="val9"/>
          <table:table-cell table:style-name="ce73" table:content-validation-name="val11"/>
          <table:table-cell table:style-name="ce81" table:content-validation-name="val5"/>
          <table:table-cell table:style-name="ce89" table:content-validation-name="val7"/>
          <table:table-cell table:style-name="ce96" table:content-validation-name="val9"/>
          <table:table-cell table:style-name="ce102" table:content-validation-name="val11"/>
          <table:table-cell table:style-name="ce111" table:content-validation-name="val5"/>
          <table:table-cell table:style-name="ce120" table:content-validation-name="val7"/>
          <table:table-cell table:style-name="ce126" table:content-validation-name="val9"/>
          <table:table-cell table:style-name="ce132" table:content-validation-name="val11"/>
          <table:table-cell table:style-name="ce140" table:content-validation-name="val5"/>
          <table:table-cell table:style-name="ce148" table:content-validation-name="val7"/>
          <table:table-cell table:style-name="ce154" table:content-validation-name="val9"/>
          <table:table-cell table:style-name="ce160" table:content-validation-name="val11"/>
          <table:table-cell table:style-name="ce171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Ozgur Tekin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Shir Rosenstein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Ares Grau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Chanchal Sharma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Utu Linna</text:p>
          </table:table-cell>
          <table:table-cell table:style-name="ce18" table:content-validation-name="val5"/>
          <table:table-cell table:style-name="ce28" table:content-validation-name="val7"/>
          <table:table-cell table:style-name="ce35" table:content-validation-name="val9"/>
          <table:table-cell table:style-name="ce42" table:content-validation-name="val11" office:value-type="float" office:value="1" calcext:value-type="float">
            <text:p>1</text:p>
          </table:table-cell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Yuksel Bulut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Conny Hoffmann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Moni Sisodiya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Ravi Costa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Bakyt Akhmet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Shams Elmarakshi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Yuuri Tanaka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Reed Flores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Gokce Aslan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Nat Rattanakoson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Vanja Jovanovic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Adrian King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Zuraide Elorriaga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Terje Möttölä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Seyhan Can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Gerd Simonsen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Peyton Davis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Robin Zupanc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Jordan Mitchell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Rene Magi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28" table:content-validation-name="val7"/>
          <table:table-cell table:style-name="ce35" table:content-validation-name="val9"/>
          <table:table-cell table:style-name="ce42" table:content-validation-name="val11"/>
          <table:table-cell table:style-name="ce53" table:content-validation-name="val5"/>
          <table:table-cell table:style-name="ce62" table:content-validation-name="val7"/>
          <table:table-cell table:style-name="ce68" table:content-validation-name="val9"/>
          <table:table-cell table:style-name="ce74" table:content-validation-name="val11"/>
          <table:table-cell table:style-name="ce82" table:content-validation-name="val5"/>
          <table:table-cell table:style-name="ce90" table:content-validation-name="val7"/>
          <table:table-cell table:style-name="ce97" table:content-validation-name="val9"/>
          <table:table-cell table:style-name="ce103" table:content-validation-name="val11"/>
          <table:table-cell table:style-name="ce112" table:content-validation-name="val5"/>
          <table:table-cell table:style-name="ce121" table:content-validation-name="val7"/>
          <table:table-cell table:style-name="ce127" table:content-validation-name="val9"/>
          <table:table-cell table:style-name="ce133" table:content-validation-name="val11"/>
          <table:table-cell table:style-name="ce141" table:content-validation-name="val5"/>
          <table:table-cell table:style-name="ce149" table:content-validation-name="val7"/>
          <table:table-cell table:style-name="ce155" table:content-validation-name="val9"/>
          <table:table-cell table:style-name="ce161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1" office:value-type="string" calcext:value-type="string">
            <text:p>Taylor Phillips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29" table:content-validation-name="val7"/>
          <table:table-cell table:style-name="ce36" table:content-validation-name="val9"/>
          <table:table-cell table:style-name="ce43" table:content-validation-name="val11"/>
          <table:table-cell table:style-name="ce54" table:content-validation-name="val5"/>
          <table:table-cell table:style-name="ce63" table:content-validation-name="val7"/>
          <table:table-cell table:style-name="ce69" table:content-validation-name="val9"/>
          <table:table-cell table:style-name="ce75" table:content-validation-name="val11"/>
          <table:table-cell table:style-name="ce83" table:content-validation-name="val5"/>
          <table:table-cell table:style-name="ce91" table:content-validation-name="val7"/>
          <table:table-cell table:style-name="ce98" table:content-validation-name="val9"/>
          <table:table-cell table:style-name="ce104" table:content-validation-name="val11"/>
          <table:table-cell table:style-name="ce113" table:content-validation-name="val5"/>
          <table:table-cell table:style-name="ce122" table:content-validation-name="val7"/>
          <table:table-cell table:style-name="ce128" table:content-validation-name="val9"/>
          <table:table-cell table:style-name="ce134" table:content-validation-name="val11"/>
          <table:table-cell table:style-name="ce142" table:content-validation-name="val5"/>
          <table:table-cell table:style-name="ce150" table:content-validation-name="val7"/>
          <table:table-cell table:style-name="ce156" table:content-validation-name="val9"/>
          <table:table-cell table:style-name="ce162" table:content-validation-name="val11"/>
          <table:table-cell table:style-name="ce171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Sheetal Parmar</text:p>
          </table:table-cell>
          <table:table-cell table:style-name="ce20" table:content-validation-name="val5" office:value-type="float" office:value="1" calcext:value-type="float">
            <text:p>1</text:p>
          </table:table-cell>
          <table:table-cell table:style-name="ce30" table:content-validation-name="val7"/>
          <table:table-cell table:style-name="ce37" table:content-validation-name="val9"/>
          <table:table-cell table:style-name="ce44" table:content-validation-name="val11"/>
          <table:table-cell table:style-name="ce55" table:content-validation-name="val5"/>
          <table:table-cell table:style-name="ce64" table:content-validation-name="val7"/>
          <table:table-cell table:style-name="ce70" table:content-validation-name="val9"/>
          <table:table-cell table:style-name="ce76" table:content-validation-name="val11"/>
          <table:table-cell table:style-name="ce84" table:content-validation-name="val5"/>
          <table:table-cell table:style-name="ce92" table:content-validation-name="val7"/>
          <table:table-cell table:style-name="ce99" table:content-validation-name="val9"/>
          <table:table-cell table:style-name="ce105" table:content-validation-name="val11"/>
          <table:table-cell table:style-name="ce114" table:content-validation-name="val5"/>
          <table:table-cell table:style-name="ce123" table:content-validation-name="val7"/>
          <table:table-cell table:style-name="ce129" table:content-validation-name="val9"/>
          <table:table-cell table:style-name="ce135" table:content-validation-name="val11"/>
          <table:table-cell table:style-name="ce143" table:content-validation-name="val5"/>
          <table:table-cell table:style-name="ce151" table:content-validation-name="val7"/>
          <table:table-cell table:style-name="ce157" table:content-validation-name="val9"/>
          <table:table-cell table:style-name="ce163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Vanja Jovanovic</text:p>
          </table:table-cell>
          <table:table-cell table:style-name="ce20" table:content-validation-name="val5" office:value-type="float" office:value="1" calcext:value-type="float">
            <text:p>1</text:p>
          </table:table-cell>
          <table:table-cell table:style-name="ce30" table:content-validation-name="val7"/>
          <table:table-cell table:style-name="ce37" table:content-validation-name="val9"/>
          <table:table-cell table:style-name="ce44" table:content-validation-name="val11"/>
          <table:table-cell table:style-name="ce55" table:content-validation-name="val5"/>
          <table:table-cell table:style-name="ce64" table:content-validation-name="val7"/>
          <table:table-cell table:style-name="ce70" table:content-validation-name="val9"/>
          <table:table-cell table:style-name="ce76" table:content-validation-name="val11"/>
          <table:table-cell table:style-name="ce84" table:content-validation-name="val5"/>
          <table:table-cell table:style-name="ce92" table:content-validation-name="val7"/>
          <table:table-cell table:style-name="ce99" table:content-validation-name="val9"/>
          <table:table-cell table:style-name="ce105" table:content-validation-name="val11"/>
          <table:table-cell table:style-name="ce114" table:content-validation-name="val5"/>
          <table:table-cell table:style-name="ce123" table:content-validation-name="val7"/>
          <table:table-cell table:style-name="ce129" table:content-validation-name="val9"/>
          <table:table-cell table:style-name="ce135" table:content-validation-name="val11"/>
          <table:table-cell table:style-name="ce143" table:content-validation-name="val5"/>
          <table:table-cell table:style-name="ce151" table:content-validation-name="val7"/>
          <table:table-cell table:style-name="ce157" table:content-validation-name="val9"/>
          <table:table-cell table:style-name="ce163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0" office:value-type="string" calcext:value-type="string">
            <text:p>Dominique Dutertre</text:p>
          </table:table-cell>
          <table:table-cell table:style-name="ce20" table:content-validation-name="val5" office:value-type="float" office:value="1" calcext:value-type="float">
            <text:p>1</text:p>
          </table:table-cell>
          <table:table-cell table:style-name="ce30" table:content-validation-name="val7"/>
          <table:table-cell table:style-name="ce37" table:content-validation-name="val9"/>
          <table:table-cell table:style-name="ce44" table:content-validation-name="val11"/>
          <table:table-cell table:style-name="ce55" table:content-validation-name="val5"/>
          <table:table-cell table:style-name="ce64" table:content-validation-name="val7"/>
          <table:table-cell table:style-name="ce70" table:content-validation-name="val9"/>
          <table:table-cell table:style-name="ce76" table:content-validation-name="val11"/>
          <table:table-cell table:style-name="ce84" table:content-validation-name="val5"/>
          <table:table-cell table:style-name="ce92" table:content-validation-name="val7"/>
          <table:table-cell table:style-name="ce99" table:content-validation-name="val9"/>
          <table:table-cell table:style-name="ce105" table:content-validation-name="val11"/>
          <table:table-cell table:style-name="ce114" table:content-validation-name="val5"/>
          <table:table-cell table:style-name="ce123" table:content-validation-name="val7"/>
          <table:table-cell table:style-name="ce129" table:content-validation-name="val9"/>
          <table:table-cell table:style-name="ce135" table:content-validation-name="val11"/>
          <table:table-cell table:style-name="ce143" table:content-validation-name="val5"/>
          <table:table-cell table:style-name="ce151" table:content-validation-name="val7"/>
          <table:table-cell table:style-name="ce157" table:content-validation-name="val9"/>
          <table:table-cell table:style-name="ce163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1" office:value-type="string" calcext:value-type="string">
            <text:p>Kemen Ikaztegieta</text:p>
          </table:table-cell>
          <table:table-cell table:style-name="ce21" table:content-validation-name="val5" office:value-type="float" office:value="1" calcext:value-type="float">
            <text:p>1</text:p>
          </table:table-cell>
          <table:table-cell table:style-name="ce31" table:content-validation-name="val7"/>
          <table:table-cell table:style-name="ce38" table:content-validation-name="val9"/>
          <table:table-cell table:style-name="ce45" table:content-validation-name="val11"/>
          <table:table-cell table:style-name="ce56" table:content-validation-name="val5"/>
          <table:table-cell table:style-name="ce65" table:content-validation-name="val7"/>
          <table:table-cell table:style-name="ce71" table:content-validation-name="val9"/>
          <table:table-cell table:style-name="ce77" table:content-validation-name="val11"/>
          <table:table-cell table:style-name="ce85" table:content-validation-name="val5"/>
          <table:table-cell table:style-name="ce93" table:content-validation-name="val7"/>
          <table:table-cell table:style-name="ce100" table:content-validation-name="val9"/>
          <table:table-cell table:style-name="ce106" table:content-validation-name="val11"/>
          <table:table-cell table:style-name="ce115" table:content-validation-name="val5"/>
          <table:table-cell table:style-name="ce124" table:content-validation-name="val7"/>
          <table:table-cell table:style-name="ce130" table:content-validation-name="val9"/>
          <table:table-cell table:style-name="ce136" table:content-validation-name="val11"/>
          <table:table-cell table:style-name="ce144" table:content-validation-name="val5"/>
          <table:table-cell table:style-name="ce152" table:content-validation-name="val7"/>
          <table:table-cell table:style-name="ce158" table:content-validation-name="val9"/>
          <table:table-cell table:style-name="ce164" table:content-validation-name="val11"/>
          <table:table-cell table:style-name="ce170"/>
          <table:table-cell table:number-columns-repeated="3"/>
          <table:table-cell table:style-name="ce1" table:number-columns-repeated="16358"/>
        </table:table-row>
        <table:table-row table:style-name="ro3">
          <table:table-cell table:number-columns-repeated="26"/>
          <table:table-cell table:style-name="ce1" table:number-columns-repeated="16358"/>
        </table:table-row>
        <table:table-row table:style-name="ro4" table:number-rows-repeated="1048526">
          <table:table-cell table:number-columns-repeated="26"/>
          <table:table-cell table:style-name="ce1" table:number-columns-repeated="16358"/>
        </table:table-row>
        <table:table-row table:style-name="ro4">
          <table:table-cell table:number-columns-repeated="26"/>
          <table:table-cell table:style-name="ce1" table:number-columns-repeated="16358"/>
        </table:table-row>
        <calcext:conditional-formats>
          <calcext:conditional-format calcext:target-range-address="'Class list 1'.C9:'Class list 1'.V48">
            <calcext:icon-set calcext:icon-set-type="3Symbols2">
              <calcext:formatting-entry calcext:show-value="false" calcext:value="0" calcext:type="percent"/>
              <calcext:formatting-entry calcext:value="33" calcext:type="percent"/>
              <calcext:formatting-entry calcext:value="67" calcext:type="percent"/>
            </calcext:icon-set>
            <calcext:condition calcext:apply-style-name="ConditionalStyle_6" calcext:value="=&quot;✔&quot;" calcext:base-cell-address="'Class list 1'.C9"/>
            <calcext:condition calcext:apply-style-name="ConditionalStyle_5" calcext:value="=&quot;✖&quot;" calcext:base-cell-address="'Class list 1'.C9"/>
          </calcext:conditional-format>
        </calcext:conditional-formats>
      </table:table>
      <table:table table:name="Class list 2" table:style-name="ta2">
        <table:table-column table:style-name="co1" table:default-cell-style-name="ce1"/>
        <table:table-column table:style-name="co2" table:default-cell-style-name="ce6"/>
        <table:table-column table:style-name="co3" table:number-columns-repeated="20" table:default-cell-style-name="ce1"/>
        <table:table-column table:style-name="co4" table:default-cell-style-name="ce172"/>
        <table:table-column table:style-name="co1" table:default-cell-style-name="ce1"/>
        <table:table-column table:style-name="co5" table:number-columns-repeated="2" table:default-cell-style-name="ce1"/>
        <table:table-column table:style-name="co5" table:number-columns-repeated="16358"/>
        <table:table-row table:style-name="ro1">
          <table:table-cell table:content-validation-name="val18"/>
          <table:table-cell table:number-columns-repeated="22"/>
          <table:table-cell table:style-name="ce172" office:value-type="string" calcext:value-type="string">
            <text:p><text:s/></text:p>
          </table:table-cell>
          <table:table-cell table:number-columns-repeated="2"/>
          <table:table-cell table:style-name="ce1" table:number-columns-repeated="16358"/>
        </table:table-row>
        <table:table-row table:style-name="ro2">
          <table:table-cell table:style-name="ce2"/>
          <table:table-cell table:style-name="ce175" office:value-type="string" calcext:value-type="string" table:number-columns-spanned="1" table:number-rows-spanned="2">
            <text:p>Class list</text:p>
          </table:table-cell>
          <table:table-cell table:style-name="ce7" table:number-columns-repeated="4"/>
          <table:table-cell table:style-name="ce12" office:value-type="string" calcext:value-type="string">
            <text:p>Teacher name:</text:p>
          </table:table-cell>
          <table:table-cell table:style-name="ce12" table:number-columns-repeated="3"/>
          <table:table-cell table:style-name="ce12" office:value-type="string" calcext:value-type="string">
            <text:p>Subject / Class:</text:p>
          </table:table-cell>
          <table:table-cell table:style-name="ce2"/>
          <table:table-cell table:style-name="ce94" table:number-columns-repeated="2"/>
          <table:table-cell table:style-name="ce232" office:value-type="string" calcext:value-type="string" table:number-columns-spanned="4" table:number-rows-spanned="1">
            <text:p>Week of:</text:p>
          </table:table-cell>
          <table:covered-table-cell table:number-columns-repeated="3" table:style-name="ce12"/>
          <table:table-cell table:style-name="ce12" office:value-type="string" calcext:value-type="string">
            <text:p>Time:</text:p>
          </table:table-cell>
          <table:table-cell table:style-name="ce48"/>
          <table:table-cell table:style-name="ce2" table:number-columns-repeated="2"/>
          <table:table-cell table:style-name="ce12"/>
          <table:table-cell table:style-name="ce173"/>
          <table:table-cell table:style-name="ce2" table:number-columns-repeated="16360"/>
        </table:table-row>
        <table:table-row table:style-name="ro2">
          <table:table-cell table:style-name="ce2"/>
          <table:covered-table-cell table:style-name="ce176"/>
          <table:table-cell table:style-name="ce7" table:number-columns-repeated="4"/>
          <table:table-cell table:style-name="ce48" table:content-validation-name="val28" office:value-type="string" calcext:value-type="string">
            <text:p>August Bergqvist</text:p>
          </table:table-cell>
          <table:table-cell table:style-name="ce48" table:number-columns-repeated="3"/>
          <table:table-cell table:style-name="ce48" table:content-validation-name="val29" office:value-type="string" calcext:value-type="string">
            <text:p>Math</text:p>
          </table:table-cell>
          <table:table-cell table:style-name="ce2"/>
          <table:table-cell table:style-name="ce94" table:number-columns-repeated="2"/>
          <table:table-cell table:style-name="ce47" table:content-validation-name="val30" table:formula="of:=TODAY()-WEEKDAY(TODAY();2)+1" office:value-type="date" office:date-value="2025-10-06" calcext:value-type="date" table:number-columns-spanned="4" table:number-rows-spanned="1">
            <text:p>10/6/2025</text:p>
          </table:table-cell>
          <table:covered-table-cell table:number-columns-repeated="3" table:style-name="ce57" table:content-validation-name="val30"/>
          <table:table-cell table:style-name="ce48" table:content-validation-name="val31" office:value-type="string" calcext:value-type="string">
            <text:p>08:45 AM - 10:00 AM</text:p>
          </table:table-cell>
          <table:table-cell table:style-name="ce48" table:number-columns-repeated="3"/>
          <table:table-cell table:style-name="ce263"/>
          <table:table-cell table:style-name="ce173"/>
          <table:table-cell table:style-name="ce2"/>
          <table:table-cell/>
          <table:table-cell table:style-name="ce2" table:number-columns-repeated="16358"/>
        </table:table-row>
        <table:table-row table:style-name="ro2">
          <table:table-cell table:style-name="ce2"/>
          <table:table-cell table:style-name="ce12"/>
          <table:table-cell table:style-name="ce47" table:number-columns-spanned="4" table:number-rows-spanned="1"/>
          <table:covered-table-cell table:number-columns-repeated="3" table:style-name="ce57"/>
          <table:table-cell table:style-name="ce2" table:number-columns-repeated="4"/>
          <table:table-cell table:style-name="ce48"/>
          <table:table-cell table:style-name="ce2"/>
          <table:table-cell table:style-name="ce94" table:number-columns-repeated="2"/>
          <table:table-cell table:style-name="ce116" table:number-columns-repeated="2"/>
          <table:table-cell table:style-name="ce48" table:number-columns-repeated="4"/>
          <table:table-cell table:style-name="ce2" table:number-columns-repeated="2"/>
          <table:table-cell table:style-name="ce263"/>
          <table:table-cell table:style-name="ce173"/>
          <table:table-cell table:style-name="ce2"/>
          <table:table-cell/>
          <table:table-cell table:style-name="ce2" table:number-columns-repeated="16358"/>
        </table:table-row>
        <table:table-row table:style-name="ro5">
          <table:table-cell table:style-name="ce4"/>
          <table:table-cell table:style-name="ce177" table:content-validation-name="val19" office:value-type="string" calcext:value-type="string">
            <text:p>Student name</text:p>
          </table:table-cell>
          <table:table-cell table:style-name="ce183" office:value-type="string" calcext:value-type="string" table:number-columns-spanned="4" table:number-rows-spanned="1">
            <text:p>MON</text:p>
          </table:table-cell>
          <table:covered-table-cell table:number-columns-repeated="3" table:style-name="ce188"/>
          <table:table-cell table:style-name="ce200" office:value-type="string" calcext:value-type="string" table:number-columns-spanned="4" table:number-rows-spanned="1">
            <text:p>TUE</text:p>
          </table:table-cell>
          <table:covered-table-cell table:number-columns-repeated="3" table:style-name="ce205"/>
          <table:table-cell table:style-name="ce216" office:value-type="string" calcext:value-type="string" table:number-columns-spanned="4" table:number-rows-spanned="1">
            <text:p>WED</text:p>
          </table:table-cell>
          <table:covered-table-cell table:number-columns-repeated="3" table:style-name="ce221"/>
          <table:table-cell table:style-name="ce233" office:value-type="string" calcext:value-type="string" table:number-columns-spanned="4" table:number-rows-spanned="1">
            <text:p>THU</text:p>
          </table:table-cell>
          <table:covered-table-cell table:number-columns-repeated="3" table:style-name="ce238"/>
          <table:table-cell table:style-name="ce248" office:value-type="string" calcext:value-type="string" table:number-columns-spanned="4" table:number-rows-spanned="1">
            <text:p>FRI</text:p>
          </table:table-cell>
          <table:covered-table-cell table:number-columns-repeated="3" table:style-name="ce253"/>
          <table:table-cell table:style-name="ce177" office:value-type="string" calcext:value-type="string">
            <text:p>NOTES</text:p>
          </table:table-cell>
          <table:table-cell table:style-name="ce4" table:number-columns-repeated="2"/>
          <table:table-cell/>
          <table:table-cell table:style-name="ce4" table:number-columns-repeated="16358"/>
        </table:table-row>
        <table:table-row table:style-name="ro2">
          <table:table-cell table:style-name="ce5"/>
          <table:table-cell table:style-name="ce178"/>
          <table:table-cell table:style-name="ce184" table:content-validation-name="val20" office:value-type="string" calcext:value-type="string">
            <text:p>P</text:p>
          </table:table-cell>
          <table:table-cell table:style-name="ce189" table:content-validation-name="val22" office:value-type="string" calcext:value-type="string">
            <text:p>U</text:p>
          </table:table-cell>
          <table:table-cell table:style-name="ce189" table:content-validation-name="val24" office:value-type="string" calcext:value-type="string">
            <text:p>E</text:p>
          </table:table-cell>
          <table:table-cell table:style-name="ce196" table:content-validation-name="val26" office:value-type="string" calcext:value-type="string">
            <text:p>T</text:p>
          </table:table-cell>
          <table:table-cell table:style-name="ce201" table:content-validation-name="val20" office:value-type="string" calcext:value-type="string">
            <text:p>P</text:p>
          </table:table-cell>
          <table:table-cell table:style-name="ce201" table:content-validation-name="val22" office:value-type="string" calcext:value-type="string">
            <text:p>U</text:p>
          </table:table-cell>
          <table:table-cell table:style-name="ce201" table:content-validation-name="val24" office:value-type="string" calcext:value-type="string">
            <text:p>E</text:p>
          </table:table-cell>
          <table:table-cell table:style-name="ce212" table:content-validation-name="val26" office:value-type="string" calcext:value-type="string">
            <text:p>T</text:p>
          </table:table-cell>
          <table:table-cell table:style-name="ce217" table:content-validation-name="val20" office:value-type="string" calcext:value-type="string">
            <text:p>P</text:p>
          </table:table-cell>
          <table:table-cell table:style-name="ce222" table:content-validation-name="val22" office:value-type="string" calcext:value-type="string">
            <text:p>U</text:p>
          </table:table-cell>
          <table:table-cell table:style-name="ce222" table:content-validation-name="val24" office:value-type="string" calcext:value-type="string">
            <text:p>E</text:p>
          </table:table-cell>
          <table:table-cell table:style-name="ce222" table:content-validation-name="val26" office:value-type="string" calcext:value-type="string">
            <text:p>T</text:p>
          </table:table-cell>
          <table:table-cell table:style-name="ce234" table:content-validation-name="val20" office:value-type="string" calcext:value-type="string">
            <text:p>P</text:p>
          </table:table-cell>
          <table:table-cell table:style-name="ce234" table:content-validation-name="val22" office:value-type="string" calcext:value-type="string">
            <text:p>U</text:p>
          </table:table-cell>
          <table:table-cell table:style-name="ce234" table:content-validation-name="val24" office:value-type="string" calcext:value-type="string">
            <text:p>E</text:p>
          </table:table-cell>
          <table:table-cell table:style-name="ce234" table:content-validation-name="val26" office:value-type="string" calcext:value-type="string">
            <text:p>T</text:p>
          </table:table-cell>
          <table:table-cell table:style-name="ce249" table:content-validation-name="val20" office:value-type="string" calcext:value-type="string">
            <text:p>P</text:p>
          </table:table-cell>
          <table:table-cell table:style-name="ce249" table:content-validation-name="val22" office:value-type="string" calcext:value-type="string">
            <text:p>U</text:p>
          </table:table-cell>
          <table:table-cell table:style-name="ce249" table:content-validation-name="val24" office:value-type="string" calcext:value-type="string">
            <text:p>E</text:p>
          </table:table-cell>
          <table:table-cell table:style-name="ce249" table:content-validation-name="val26" office:value-type="string" calcext:value-type="string">
            <text:p>T</text:p>
          </table:table-cell>
          <table:table-cell table:style-name="ce264"/>
          <table:table-cell table:style-name="ce5" table:number-columns-repeated="2"/>
          <table:table-cell/>
          <table:table-cell table:style-name="ce5" table:number-columns-repeated="16358"/>
        </table:table-row>
        <table:table-row table:style-name="ro2">
          <table:table-cell table:style-name="ce174"/>
          <table:table-cell table:style-name="ce179" office:value-type="string" calcext:value-type="string">
            <text:p>Mirjam Nilsson</text:p>
          </table:table-cell>
          <table:table-cell table:style-name="ce185" table:content-validation-name="val21" office:value-type="float" office:value="1" calcext:value-type="float">
            <text:p>1</text:p>
          </table:table-cell>
          <table:table-cell table:style-name="ce190" table:content-validation-name="val23"/>
          <table:table-cell table:style-name="ce193" table:content-validation-name="val25"/>
          <table:table-cell table:style-name="ce197" table:content-validation-name="val27"/>
          <table:table-cell table:style-name="ce202" table:content-validation-name="val21"/>
          <table:table-cell table:style-name="ce206" table:content-validation-name="val23"/>
          <table:table-cell table:style-name="ce209" table:content-validation-name="val25"/>
          <table:table-cell table:style-name="ce213" table:content-validation-name="val27"/>
          <table:table-cell table:style-name="ce218" table:content-validation-name="val21"/>
          <table:table-cell table:style-name="ce223" table:content-validation-name="val23"/>
          <table:table-cell table:style-name="ce226" table:content-validation-name="val25"/>
          <table:table-cell table:style-name="ce229" table:content-validation-name="val27"/>
          <table:table-cell table:style-name="ce235" table:content-validation-name="val21"/>
          <table:table-cell table:style-name="ce239" table:content-validation-name="val23"/>
          <table:table-cell table:style-name="ce242" table:content-validation-name="val25"/>
          <table:table-cell table:style-name="ce245" table:content-validation-name="val27"/>
          <table:table-cell table:style-name="ce250" table:content-validation-name="val21"/>
          <table:table-cell table:style-name="ce254" table:content-validation-name="val23"/>
          <table:table-cell table:style-name="ce257" table:content-validation-name="val25"/>
          <table:table-cell table:style-name="ce260" table:content-validation-name="val27"/>
          <table:table-cell table:style-name="ce265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0" office:value-type="string" calcext:value-type="string">
            <text:p>Victoria Lindqvist</text:p>
          </table:table-cell>
          <table:table-cell table:style-name="ce185" table:content-validation-name="val21" office:value-type="float" office:value="1" calcext:value-type="float">
            <text:p>1</text:p>
          </table:table-cell>
          <table:table-cell table:style-name="ce190" table:content-validation-name="val23"/>
          <table:table-cell table:style-name="ce193" table:content-validation-name="val25"/>
          <table:table-cell table:style-name="ce197" table:content-validation-name="val27"/>
          <table:table-cell table:style-name="ce202" table:content-validation-name="val21"/>
          <table:table-cell table:style-name="ce206" table:content-validation-name="val23"/>
          <table:table-cell table:style-name="ce209" table:content-validation-name="val25"/>
          <table:table-cell table:style-name="ce213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Alexander Martensso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Angelica Astrom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Allan Mattsson</text:p>
          </table:table-cell>
          <table:table-cell table:style-name="ce186" table:content-validation-name="val21"/>
          <table:table-cell table:style-name="ce191" table:content-validation-name="val23" office:value-type="float" office:value="1" calcext:value-type="float">
            <text:p>1</text:p>
          </table:table-cell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Flora Berggre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Ian Hansson</text:p>
          </table:table-cell>
          <table:table-cell table:style-name="ce186" table:content-validation-name="val21"/>
          <table:table-cell table:style-name="ce191" table:content-validation-name="val23"/>
          <table:table-cell table:style-name="ce194" table:content-validation-name="val25" office:value-type="float" office:value="1" calcext:value-type="float">
            <text:p>1</text:p>
          </table:table-cell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Mira Karlsso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April Hansso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Kalle Persso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Ozgur Teki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Shir Rosenstei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Ares Grau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Chanchal Sharma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Utu Linna</text:p>
          </table:table-cell>
          <table:table-cell table:style-name="ce186" table:content-validation-name="val21"/>
          <table:table-cell table:style-name="ce191" table:content-validation-name="val23"/>
          <table:table-cell table:style-name="ce194" table:content-validation-name="val25"/>
          <table:table-cell table:style-name="ce198" table:content-validation-name="val27" office:value-type="float" office:value="1" calcext:value-type="float">
            <text:p>1</text:p>
          </table:table-cell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Yuksel Bulut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Conny Hoffman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Moni Sisodiya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Ravi Costa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Bakyt Akhmet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Shams Elmarakshi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Yuuri Tanaka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Reed Flores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Gokce Asla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Nat Rattanakoso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Vanja Jovanovic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Adrian King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Zuraide Elorriaga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Terje Möttölä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Seyhan Ca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Gerd Simonsen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Peyton Davis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Robin Zupanc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Jordan Mitchell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Rene Magi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Taylor Phillips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Sheetal Parmar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Vanja Jovanovic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1" office:value-type="string" calcext:value-type="string">
            <text:p>Dominique Dutertre</text:p>
          </table:table-cell>
          <table:table-cell table:style-name="ce186" table:content-validation-name="val21" office:value-type="float" office:value="1" calcext:value-type="float">
            <text:p>1</text:p>
          </table:table-cell>
          <table:table-cell table:style-name="ce191" table:content-validation-name="val23"/>
          <table:table-cell table:style-name="ce194" table:content-validation-name="val25"/>
          <table:table-cell table:style-name="ce198" table:content-validation-name="val27"/>
          <table:table-cell table:style-name="ce203" table:content-validation-name="val21"/>
          <table:table-cell table:style-name="ce207" table:content-validation-name="val23"/>
          <table:table-cell table:style-name="ce210" table:content-validation-name="val25"/>
          <table:table-cell table:style-name="ce214" table:content-validation-name="val27"/>
          <table:table-cell table:style-name="ce219" table:content-validation-name="val21"/>
          <table:table-cell table:style-name="ce224" table:content-validation-name="val23"/>
          <table:table-cell table:style-name="ce227" table:content-validation-name="val25"/>
          <table:table-cell table:style-name="ce230" table:content-validation-name="val27"/>
          <table:table-cell table:style-name="ce236" table:content-validation-name="val21"/>
          <table:table-cell table:style-name="ce240" table:content-validation-name="val23"/>
          <table:table-cell table:style-name="ce243" table:content-validation-name="val25"/>
          <table:table-cell table:style-name="ce246" table:content-validation-name="val27"/>
          <table:table-cell table:style-name="ce251" table:content-validation-name="val21"/>
          <table:table-cell table:style-name="ce255" table:content-validation-name="val23"/>
          <table:table-cell table:style-name="ce258" table:content-validation-name="val25"/>
          <table:table-cell table:style-name="ce261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182" office:value-type="string" calcext:value-type="string">
            <text:p>Kemen Ikaztegieta</text:p>
          </table:table-cell>
          <table:table-cell table:style-name="ce187" table:content-validation-name="val21" office:value-type="float" office:value="1" calcext:value-type="float">
            <text:p>1</text:p>
          </table:table-cell>
          <table:table-cell table:style-name="ce192" table:content-validation-name="val23"/>
          <table:table-cell table:style-name="ce195" table:content-validation-name="val25"/>
          <table:table-cell table:style-name="ce199" table:content-validation-name="val27"/>
          <table:table-cell table:style-name="ce204" table:content-validation-name="val21"/>
          <table:table-cell table:style-name="ce208" table:content-validation-name="val23"/>
          <table:table-cell table:style-name="ce211" table:content-validation-name="val25"/>
          <table:table-cell table:style-name="ce215" table:content-validation-name="val27"/>
          <table:table-cell table:style-name="ce220" table:content-validation-name="val21"/>
          <table:table-cell table:style-name="ce225" table:content-validation-name="val23"/>
          <table:table-cell table:style-name="ce228" table:content-validation-name="val25"/>
          <table:table-cell table:style-name="ce231" table:content-validation-name="val27"/>
          <table:table-cell table:style-name="ce237" table:content-validation-name="val21"/>
          <table:table-cell table:style-name="ce241" table:content-validation-name="val23"/>
          <table:table-cell table:style-name="ce244" table:content-validation-name="val25"/>
          <table:table-cell table:style-name="ce247" table:content-validation-name="val27"/>
          <table:table-cell table:style-name="ce252" table:content-validation-name="val21"/>
          <table:table-cell table:style-name="ce256" table:content-validation-name="val23"/>
          <table:table-cell table:style-name="ce259" table:content-validation-name="val25"/>
          <table:table-cell table:style-name="ce262" table:content-validation-name="val27"/>
          <table:table-cell table:style-name="ce266"/>
          <table:table-cell table:number-columns-repeated="3"/>
          <table:table-cell table:style-name="ce1" table:number-columns-repeated="16358"/>
        </table:table-row>
        <table:table-row table:style-name="ro3">
          <table:table-cell table:number-columns-repeated="26"/>
          <table:table-cell table:style-name="ce1" table:number-columns-repeated="16358"/>
        </table:table-row>
        <table:table-row table:style-name="ro4" table:number-rows-repeated="1048528">
          <table:table-cell table:number-columns-repeated="26"/>
          <table:table-cell table:style-name="ce1" table:number-columns-repeated="16358"/>
        </table:table-row>
        <table:table-row table:style-name="ro4">
          <table:table-cell table:number-columns-repeated="26"/>
          <table:table-cell table:style-name="ce1" table:number-columns-repeated="16358"/>
        </table:table-row>
        <calcext:conditional-formats>
          <calcext:conditional-format calcext:target-range-address="'Class list 2'.C7:'Class list 2'.V46">
            <calcext:icon-set calcext:icon-set-type="3Symbols2">
              <calcext:formatting-entry calcext:show-value="false" calcext:value="0" calcext:type="percent"/>
              <calcext:formatting-entry calcext:value="33" calcext:type="percent"/>
              <calcext:formatting-entry calcext:value="67" calcext:type="percent"/>
            </calcext:icon-set>
            <calcext:condition calcext:apply-style-name="ConditionalStyle_4" calcext:value="=&quot;✔&quot;" calcext:base-cell-address="'Class list 2'.C7"/>
            <calcext:condition calcext:apply-style-name="ConditionalStyle_3" calcext:value="=&quot;✖&quot;" calcext:base-cell-address="'Class list 2'.C7"/>
          </calcext:conditional-format>
        </calcext:conditional-formats>
      </table:table>
      <table:table table:name="Class list 3" table:style-name="ta3">
        <table:table-column table:style-name="co1" table:default-cell-style-name="ce1"/>
        <table:table-column table:style-name="co2" table:default-cell-style-name="ce6"/>
        <table:table-column table:style-name="co3" table:number-columns-repeated="20" table:default-cell-style-name="ce1"/>
        <table:table-column table:style-name="co4" table:default-cell-style-name="ce172"/>
        <table:table-column table:style-name="co1" table:default-cell-style-name="ce1"/>
        <table:table-column table:style-name="co5" table:number-columns-repeated="2" table:default-cell-style-name="ce1"/>
        <table:table-column table:style-name="co5" table:number-columns-repeated="16358"/>
        <table:table-header-rows>
          <table:table-row table:style-name="ro1">
            <table:table-cell table:content-validation-name="val32"/>
            <table:table-cell table:number-columns-repeated="22"/>
            <table:table-cell table:style-name="ce172" office:value-type="string" calcext:value-type="string">
              <text:p><text:s/></text:p>
            </table:table-cell>
            <table:table-cell table:number-columns-repeated="2"/>
            <table:table-cell table:style-name="ce1" table:number-columns-repeated="16358"/>
          </table:table-row>
          <table:table-row table:style-name="ro2">
            <table:table-cell table:style-name="ce2"/>
            <table:table-cell table:style-name="ce175" office:value-type="string" calcext:value-type="string" table:number-columns-spanned="1" table:number-rows-spanned="2">
              <text:p>Class list</text:p>
            </table:table-cell>
            <table:table-cell table:style-name="ce7" table:number-columns-repeated="4"/>
            <table:table-cell table:style-name="ce12" office:value-type="string" calcext:value-type="string">
              <text:p>Teacher name:</text:p>
            </table:table-cell>
            <table:table-cell table:style-name="ce2" table:number-columns-repeated="2"/>
            <table:table-cell table:style-name="ce48" table:content-validation-name="val42" office:value-type="string" calcext:value-type="string">
              <text:p>August Bergqvist</text:p>
            </table:table-cell>
            <table:table-cell table:style-name="ce48"/>
            <table:table-cell table:style-name="ce2"/>
            <table:table-cell table:style-name="ce116" table:number-columns-repeated="2"/>
            <table:table-cell table:style-name="ce12" office:value-type="string" calcext:value-type="string">
              <text:p>Week of:</text:p>
            </table:table-cell>
            <table:table-cell table:style-name="ce116"/>
            <table:table-cell table:style-name="ce47" table:content-validation-name="val44" table:formula="of:=TODAY()-WEEKDAY(TODAY();2)+1" office:value-type="date" office:date-value="2025-10-06" calcext:value-type="date" table:number-columns-spanned="2" table:number-rows-spanned="1">
              <text:p>10/6/2025</text:p>
            </table:table-cell>
            <table:covered-table-cell table:style-name="ce57" table:content-validation-name="val44"/>
            <table:table-cell table:style-name="ce48" table:number-columns-repeated="2"/>
            <table:table-cell table:style-name="ce12" table:number-columns-repeated="3"/>
            <table:table-cell table:style-name="ce173"/>
            <table:table-cell table:style-name="ce2" table:number-columns-repeated="16360"/>
          </table:table-row>
          <table:table-row table:style-name="ro2">
            <table:table-cell table:style-name="ce2"/>
            <table:covered-table-cell table:style-name="ce176"/>
            <table:table-cell table:style-name="ce7" table:number-columns-repeated="4"/>
            <table:table-cell table:style-name="ce12" office:value-type="string" calcext:value-type="string">
              <text:p>Subject / Class:</text:p>
            </table:table-cell>
            <table:table-cell table:style-name="ce2" table:number-columns-repeated="2"/>
            <table:table-cell table:style-name="ce48" table:content-validation-name="val43" office:value-type="string" calcext:value-type="string">
              <text:p>Math</text:p>
            </table:table-cell>
            <table:table-cell table:style-name="ce48"/>
            <table:table-cell table:style-name="ce2"/>
            <table:table-cell table:style-name="ce116" table:number-columns-repeated="2"/>
            <table:table-cell table:style-name="ce263" office:value-type="string" calcext:value-type="string">
              <text:p>Time:</text:p>
            </table:table-cell>
            <table:table-cell table:style-name="ce263"/>
            <table:table-cell table:style-name="ce47" table:content-validation-name="val45" office:value-type="string" calcext:value-type="string" table:number-columns-spanned="2" table:number-rows-spanned="1">
              <text:p>08:45 AM - 10:00 AM</text:p>
            </table:table-cell>
            <table:covered-table-cell table:style-name="ce57" table:content-validation-name="val45"/>
            <table:table-cell table:style-name="ce48"/>
            <table:table-cell table:style-name="ce94"/>
            <table:table-cell table:style-name="ce107" table:number-columns-spanned="2" table:number-rows-spanned="1"/>
            <table:covered-table-cell table:style-name="ce116"/>
            <table:table-cell table:style-name="ce263"/>
            <table:table-cell table:style-name="ce173"/>
            <table:table-cell table:style-name="ce2" table:number-columns-repeated="16360"/>
          </table:table-row>
          <table:table-row table:style-name="ro2">
            <table:table-cell/>
            <table:table-cell table:style-name="ce8"/>
            <table:table-cell table:number-columns-repeated="20"/>
            <table:table-cell table:style-name="ce338"/>
            <table:table-cell table:number-columns-repeated="2"/>
            <table:table-cell table:style-name="ce5"/>
            <table:table-cell table:style-name="ce1" table:number-columns-repeated="16358"/>
          </table:table-row>
          <table:table-row table:style-name="ro2">
            <table:table-cell table:style-name="ce4"/>
            <table:table-cell table:style-name="ce267" table:content-validation-name="val33" office:value-type="string" calcext:value-type="string" table:number-columns-spanned="1" table:number-rows-spanned="2">
              <text:p>Student name</text:p>
            </table:table-cell>
            <table:table-cell table:style-name="ce272" office:value-type="string" calcext:value-type="string" table:number-columns-spanned="4" table:number-rows-spanned="1">
              <text:p>MON</text:p>
            </table:table-cell>
            <table:covered-table-cell table:number-columns-repeated="2" table:style-name="ce276"/>
            <table:covered-table-cell table:style-name="ce272"/>
            <table:table-cell table:style-name="ce285" office:value-type="string" calcext:value-type="string" table:number-columns-spanned="4" table:number-rows-spanned="1">
              <text:p>TUE</text:p>
            </table:table-cell>
            <table:covered-table-cell table:number-columns-repeated="2" table:style-name="ce289"/>
            <table:covered-table-cell table:style-name="ce295"/>
            <table:table-cell table:style-name="ce299" office:value-type="string" calcext:value-type="string" table:number-columns-spanned="4" table:number-rows-spanned="1">
              <text:p>WED</text:p>
            </table:table-cell>
            <table:covered-table-cell table:number-columns-repeated="2" table:style-name="ce303"/>
            <table:covered-table-cell table:style-name="ce309"/>
            <table:table-cell table:style-name="ce313" office:value-type="string" calcext:value-type="string" table:number-columns-spanned="4" table:number-rows-spanned="1">
              <text:p>THU</text:p>
            </table:table-cell>
            <table:covered-table-cell table:number-columns-repeated="3" table:style-name="ce317"/>
            <table:table-cell table:style-name="ce326" office:value-type="string" calcext:value-type="string" table:number-columns-spanned="4" table:number-rows-spanned="1">
              <text:p>FRI</text:p>
            </table:table-cell>
            <table:covered-table-cell table:number-columns-repeated="3" table:style-name="ce326"/>
            <table:table-cell table:style-name="ce267" office:value-type="string" calcext:value-type="string" table:number-columns-spanned="1" table:number-rows-spanned="2">
              <text:p>Notes</text:p>
            </table:table-cell>
            <table:table-cell table:style-name="ce4" table:number-columns-repeated="2"/>
            <table:table-cell/>
            <table:table-cell table:style-name="ce4" table:number-columns-repeated="16358"/>
          </table:table-row>
          <table:table-row table:style-name="ro2">
            <table:table-cell table:style-name="ce5"/>
            <table:covered-table-cell table:style-name="ce268"/>
            <table:table-cell table:style-name="ce273" table:content-validation-name="val34" office:value-type="string" calcext:value-type="string">
              <text:p>P</text:p>
            </table:table-cell>
            <table:table-cell table:style-name="ce277" table:content-validation-name="val36" office:value-type="string" calcext:value-type="string">
              <text:p>U</text:p>
            </table:table-cell>
            <table:table-cell table:style-name="ce277" table:content-validation-name="val38" office:value-type="string" calcext:value-type="string">
              <text:p>E</text:p>
            </table:table-cell>
            <table:table-cell table:style-name="ce282" table:content-validation-name="val40" office:value-type="string" calcext:value-type="string">
              <text:p>T</text:p>
            </table:table-cell>
            <table:table-cell table:style-name="ce286" table:content-validation-name="val34" office:value-type="string" calcext:value-type="string">
              <text:p>P</text:p>
            </table:table-cell>
            <table:table-cell table:style-name="ce290" table:content-validation-name="val36" office:value-type="string" calcext:value-type="string">
              <text:p>U</text:p>
            </table:table-cell>
            <table:table-cell table:style-name="ce290" table:content-validation-name="val38" office:value-type="string" calcext:value-type="string">
              <text:p>E</text:p>
            </table:table-cell>
            <table:table-cell table:style-name="ce296" table:content-validation-name="val40" office:value-type="string" calcext:value-type="string">
              <text:p>T</text:p>
            </table:table-cell>
            <table:table-cell table:style-name="ce300" table:content-validation-name="val34" office:value-type="string" calcext:value-type="string">
              <text:p>P</text:p>
            </table:table-cell>
            <table:table-cell table:style-name="ce304" table:content-validation-name="val36" office:value-type="string" calcext:value-type="string">
              <text:p>U</text:p>
            </table:table-cell>
            <table:table-cell table:style-name="ce304" table:content-validation-name="val38" office:value-type="string" calcext:value-type="string">
              <text:p>E</text:p>
            </table:table-cell>
            <table:table-cell table:style-name="ce310" table:content-validation-name="val40" office:value-type="string" calcext:value-type="string">
              <text:p>T</text:p>
            </table:table-cell>
            <table:table-cell table:style-name="ce314" table:content-validation-name="val34" office:value-type="string" calcext:value-type="string">
              <text:p>P</text:p>
            </table:table-cell>
            <table:table-cell table:style-name="ce318" table:content-validation-name="val36" office:value-type="string" calcext:value-type="string">
              <text:p>U</text:p>
            </table:table-cell>
            <table:table-cell table:style-name="ce318" table:content-validation-name="val38" office:value-type="string" calcext:value-type="string">
              <text:p>E</text:p>
            </table:table-cell>
            <table:table-cell table:style-name="ce323" table:content-validation-name="val40" office:value-type="string" calcext:value-type="string">
              <text:p>T</text:p>
            </table:table-cell>
            <table:table-cell table:style-name="ce327" table:content-validation-name="val34" office:value-type="string" calcext:value-type="string">
              <text:p>P</text:p>
            </table:table-cell>
            <table:table-cell table:style-name="ce330" table:content-validation-name="val36" office:value-type="string" calcext:value-type="string">
              <text:p>U</text:p>
            </table:table-cell>
            <table:table-cell table:style-name="ce330" table:content-validation-name="val38" office:value-type="string" calcext:value-type="string">
              <text:p>E</text:p>
            </table:table-cell>
            <table:table-cell table:style-name="ce335" table:content-validation-name="val40" office:value-type="string" calcext:value-type="string">
              <text:p>T</text:p>
            </table:table-cell>
            <table:covered-table-cell table:style-name="ce268"/>
            <table:table-cell table:style-name="ce5" table:number-columns-repeated="2"/>
            <table:table-cell/>
            <table:table-cell table:style-name="ce5" table:number-columns-repeated="16358"/>
          </table:table-row>
        </table:table-header-rows>
        <table:table-row table:style-name="ro2">
          <table:table-cell/>
          <table:table-cell table:style-name="ce269" office:value-type="string" calcext:value-type="string">
            <text:p>Mirjam Nilsson</text:p>
          </table:table-cell>
          <table:table-cell table:style-name="ce274" table:content-validation-name="val35" office:value-type="float" office:value="1" calcext:value-type="float">
            <text:p>1</text:p>
          </table:table-cell>
          <table:table-cell table:style-name="ce278" table:content-validation-name="val37"/>
          <table:table-cell table:style-name="ce280" table:content-validation-name="val39"/>
          <table:table-cell table:style-name="ce283" table:content-validation-name="val41"/>
          <table:table-cell table:style-name="ce287" table:content-validation-name="val35"/>
          <table:table-cell table:style-name="ce291" table:content-validation-name="val37"/>
          <table:table-cell table:style-name="ce293" table:content-validation-name="val39"/>
          <table:table-cell table:style-name="ce297" table:content-validation-name="val41"/>
          <table:table-cell table:style-name="ce301" table:content-validation-name="val35"/>
          <table:table-cell table:style-name="ce305" table:content-validation-name="val37"/>
          <table:table-cell table:style-name="ce307" table:content-validation-name="val39"/>
          <table:table-cell table:style-name="ce311" table:content-validation-name="val41"/>
          <table:table-cell table:style-name="ce315" table:content-validation-name="val35"/>
          <table:table-cell table:style-name="ce319" table:content-validation-name="val37"/>
          <table:table-cell table:style-name="ce321" table:content-validation-name="val39"/>
          <table:table-cell table:style-name="ce324" table:content-validation-name="val41"/>
          <table:table-cell table:style-name="ce328" table:content-validation-name="val35"/>
          <table:table-cell table:style-name="ce331" table:content-validation-name="val37"/>
          <table:table-cell table:style-name="ce333" table:content-validation-name="val39"/>
          <table:table-cell table:style-name="ce336" table:content-validation-name="val41"/>
          <table:table-cell table:style-name="ce339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Victoria Lindqvist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Alexander Martensso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Angelica Astrom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Allan Mattsson</text:p>
          </table:table-cell>
          <table:table-cell table:style-name="ce275" table:content-validation-name="val35"/>
          <table:table-cell table:style-name="ce279" table:content-validation-name="val37" office:value-type="float" office:value="1" calcext:value-type="float">
            <text:p>1</text:p>
          </table:table-cell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Flora Berggre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Ian Hansson</text:p>
          </table:table-cell>
          <table:table-cell table:style-name="ce275" table:content-validation-name="val35"/>
          <table:table-cell table:style-name="ce279" table:content-validation-name="val37"/>
          <table:table-cell table:style-name="ce281" table:content-validation-name="val39" office:value-type="float" office:value="1" calcext:value-type="float">
            <text:p>1</text:p>
          </table:table-cell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Mira Karlsso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April Hansso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Kalle Persso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Ozgur Teki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Shir Rosenstei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Ares Grau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Chanchal Sharma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Utu Linna</text:p>
          </table:table-cell>
          <table:table-cell table:style-name="ce275" table:content-validation-name="val35"/>
          <table:table-cell table:style-name="ce279" table:content-validation-name="val37"/>
          <table:table-cell table:style-name="ce281" table:content-validation-name="val39"/>
          <table:table-cell table:style-name="ce284" table:content-validation-name="val41" office:value-type="float" office:value="1" calcext:value-type="float">
            <text:p>1</text:p>
          </table:table-cell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Yuksel Bulut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Conny Hoffman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Moni Sisodiya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Ravi Costa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Bakyt Akhmet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Shams Elmarakshi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Yuuri Tanaka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Reed Flores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Gokce Asla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Nat Rattanakoso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Vanja Jovanovic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Adrian King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Zuraide Elorriaga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Terje Möttölä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Seyhan Ca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Gerd Simonsen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Peyton Davis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Robin Zupanc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Jordan Mitchell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Rene Magi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Taylor Phillips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Sheetal Parmar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Vanja Jovanovic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0" office:value-type="string" calcext:value-type="string">
            <text:p>Dominique Dutertre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0"/>
          <table:table-cell table:number-columns-repeated="3"/>
          <table:table-cell table:style-name="ce1" table:number-columns-repeated="16358"/>
        </table:table-row>
        <table:table-row table:style-name="ro2">
          <table:table-cell/>
          <table:table-cell table:style-name="ce271" office:value-type="string" calcext:value-type="string">
            <text:p>Kemen Ikaztegieta</text:p>
          </table:table-cell>
          <table:table-cell table:style-name="ce275" table:content-validation-name="val35" office:value-type="float" office:value="1" calcext:value-type="float">
            <text:p>1</text:p>
          </table:table-cell>
          <table:table-cell table:style-name="ce279" table:content-validation-name="val37"/>
          <table:table-cell table:style-name="ce281" table:content-validation-name="val39"/>
          <table:table-cell table:style-name="ce284" table:content-validation-name="val41"/>
          <table:table-cell table:style-name="ce288" table:content-validation-name="val35"/>
          <table:table-cell table:style-name="ce292" table:content-validation-name="val37"/>
          <table:table-cell table:style-name="ce294" table:content-validation-name="val39"/>
          <table:table-cell table:style-name="ce298" table:content-validation-name="val41"/>
          <table:table-cell table:style-name="ce302" table:content-validation-name="val35"/>
          <table:table-cell table:style-name="ce306" table:content-validation-name="val37"/>
          <table:table-cell table:style-name="ce308" table:content-validation-name="val39"/>
          <table:table-cell table:style-name="ce312" table:content-validation-name="val41"/>
          <table:table-cell table:style-name="ce316" table:content-validation-name="val35"/>
          <table:table-cell table:style-name="ce320" table:content-validation-name="val37"/>
          <table:table-cell table:style-name="ce322" table:content-validation-name="val39"/>
          <table:table-cell table:style-name="ce325" table:content-validation-name="val41"/>
          <table:table-cell table:style-name="ce329" table:content-validation-name="val35"/>
          <table:table-cell table:style-name="ce332" table:content-validation-name="val37"/>
          <table:table-cell table:style-name="ce334" table:content-validation-name="val39"/>
          <table:table-cell table:style-name="ce337" table:content-validation-name="val41"/>
          <table:table-cell table:style-name="ce341"/>
          <table:table-cell table:number-columns-repeated="3"/>
          <table:table-cell table:style-name="ce1" table:number-columns-repeated="16358"/>
        </table:table-row>
        <table:table-row table:style-name="ro3">
          <table:table-cell table:number-columns-repeated="26"/>
          <table:table-cell table:style-name="ce1" table:number-columns-repeated="16358"/>
        </table:table-row>
        <table:table-row table:style-name="ro4" table:number-rows-repeated="1048528">
          <table:table-cell table:number-columns-repeated="26"/>
          <table:table-cell table:style-name="ce1" table:number-columns-repeated="16358"/>
        </table:table-row>
        <table:table-row table:style-name="ro4">
          <table:table-cell table:number-columns-repeated="26"/>
          <table:table-cell table:style-name="ce1" table:number-columns-repeated="16358"/>
        </table:table-row>
        <table:named-expressions>
          <table:named-range table:name="_xlnm.Print_Titles" table:base-cell-address="$'Class list 1'.$A$1" table:cell-range-address="$'Class list 3'.$1:.$6" table:range-usable-as="repeat-column repeat-row"/>
        </table:named-expressions>
        <calcext:conditional-formats>
          <calcext:conditional-format calcext:target-range-address="'Class list 3'.C7:'Class list 3'.V46">
            <calcext:icon-set calcext:icon-set-type="3Symbols2">
              <calcext:formatting-entry calcext:show-value="false" calcext:value="0" calcext:type="percent"/>
              <calcext:formatting-entry calcext:value="33" calcext:type="percent"/>
              <calcext:formatting-entry calcext:value="67" calcext:type="percent"/>
            </calcext:icon-set>
            <calcext:condition calcext:apply-style-name="ConditionalStyle_2" calcext:value="=&quot;✔&quot;" calcext:base-cell-address="'Class list 3'.C7"/>
            <calcext:condition calcext:apply-style-name="ConditionalStyle_1" calcext:value="=&quot;✖&quot;" calcext:base-cell-address="'Class list 3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rebuchet MS" svg:font-family="'Trebuchet MS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262626" style:font-name="Trebuchet MS" fo:font-family="'Trebuchet MS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ext-properties fo:color="#3f752b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color="#3f752b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3f752b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l-10 30h20z"/>
    <loext:theme loext:name="CWL">
      <loext:theme-colors loext:name="Diamond">
        <loext:color loext:name="dark1" loext:color="#262626"/>
        <loext:color loext:name="light1" loext:color="#ffffff"/>
        <loext:color loext:name="dark2" loext:color="#44546a"/>
        <loext:color loext:name="light2" loext:color="#e7e6e6"/>
        <loext:color loext:name="accent1" loext:color="#a04b9d"/>
        <loext:color loext:name="accent2" loext:color="#e77a17"/>
        <loext:color loext:name="accent3" loext:color="#ffb600"/>
        <loext:color loext:name="accent4" loext:color="#2f85e3"/>
        <loext:color loext:name="accent5" loext:color="#ec3c70"/>
        <loext:color loext:name="accent6" loext:color="#69be51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25in" fo:margin-right="0.2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25in" fo:margin-right="0.2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ass_20_list_20_1" style:display-name="PageStyle_Class l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s_20_list_20_2" style:display-name="PageStyle_Class l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s_20_list_20_3" style:display-name="PageStyle_Class list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28T12:39:06</meta:creation-date>
    <dc:date>2025-10-06T22:52:32.783642876</dc:date>
    <meta:generator>LibreOffice/25.8.1.1$Linux_X86_64 LibreOffice_project/580$Build-1</meta:generator>
    <meta:editing-duration>PT1M10S</meta:editing-duration>
    <meta:editing-cycles>1</meta:editing-cycles>
    <meta:document-statistic meta:table-count="3" meta:cell-count="351" meta:object-count="0"/>
    <meta:user-defined meta:name="AppVersion">16.0300</meta:user-defined>
    <meta:user-defined meta:name="ContentTypeId">0x01010079F111ED35F8CC479449609E8A0923A6</meta:user-defined>
    <meta:template xlink:type="simple" xlink:actuate="onRequest" xlink:title="TM67082810" xlink:href=""/>
  </office:meta>
</office:document-meta>
</file>